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4/content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automatic-styles>
    <style:style style:name="FTP响应码" style:family="table">
      <style:table-properties style:width="6.9271in" fo:margin-left="0in" table:align="left"/>
    </style:style>
    <style:style style:name="FTP响应码.A" style:family="table-column">
      <style:table-column-properties style:column-width="1.9583in"/>
    </style:style>
    <style:style style:name="FTP响应码.B" style:family="table-column">
      <style:table-column-properties style:column-width="4.9688in"/>
    </style:style>
    <style:style style:name="FTP响应码.A1" style:family="table-cell">
      <style:table-cell-properties fo:padding="0.0382in" fo:border-left="0.05pt solid #000000" fo:border-right="none" fo:border-top="0.05pt solid #000000" fo:border-bottom="0.05pt solid #000000"/>
    </style:style>
    <style:style style:name="FTP响应码.B1" style:family="table-cell">
      <style:table-cell-properties fo:padding="0.0382in" fo:border="0.05pt solid #000000"/>
    </style:style>
    <style:style style:name="FTP响应码.A2" style:family="table-cell">
      <style:table-cell-properties fo:padding="0.0382in" fo:border-left="0.05pt solid #000000" fo:border-right="none" fo:border-top="none" fo:border-bottom="0.05pt solid #000000"/>
    </style:style>
    <style:style style:name="FTP响应码.B2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" style:family="table">
      <style:table-properties style:width="6.9271in" fo:margin-left="0in" table:align="left"/>
    </style:style>
    <style:style style:name="WDL类.A" style:family="table-column">
      <style:table-column-properties style:column-width="1.7083in"/>
    </style:style>
    <style:style style:name="WDL类.B" style:family="table-column">
      <style:table-column-properties style:column-width="1.6042in"/>
    </style:style>
    <style:style style:name="WDL类.C" style:family="table-column">
      <style:table-column-properties style:column-width="3.6146in"/>
    </style:style>
    <style:style style:name="WDL类.A1" style:family="table-cell">
      <style:table-cell-properties fo:padding="0.0382in" fo:border-left="0.05pt solid #000000" fo:border-right="none" fo:border-top="0.05pt solid #000000" fo:border-bottom="0.05pt solid #000000"/>
    </style:style>
    <style:style style:name="WDL类.C1" style:family="table-cell">
      <style:table-cell-properties fo:padding="0.0382in" fo:border="0.05pt solid #000000"/>
    </style:style>
    <style:style style:name="WDL类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WDL类.C2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3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4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5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6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7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8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d3dd4" officeooo:paragraph-rsid="001d3dd4"/>
    </style:style>
    <style:style style:name="P3" style:family="paragraph" style:parent-style-name="Text_20_body">
      <style:text-properties officeooo:rsid="0022b4d3" officeooo:paragraph-rsid="0022b4d3"/>
    </style:style>
    <style:style style:name="P4" style:family="paragraph" style:parent-style-name="Text_20_body">
      <style:text-properties officeooo:rsid="00282d22" officeooo:paragraph-rsid="00282d22"/>
    </style:style>
    <style:style style:name="P5" style:family="paragraph" style:parent-style-name="Text_20_body">
      <style:text-properties officeooo:rsid="002e8e27" officeooo:paragraph-rsid="002eab26"/>
    </style:style>
    <style:style style:name="P6" style:family="paragraph" style:parent-style-name="Text_20_body">
      <style:text-properties officeooo:rsid="002e8e27" officeooo:paragraph-rsid="0041005d"/>
    </style:style>
    <style:style style:name="P7" style:family="paragraph" style:parent-style-name="Text_20_body">
      <style:text-properties officeooo:rsid="001763b8" officeooo:paragraph-rsid="001763b8"/>
    </style:style>
    <style:style style:name="P8" style:family="paragraph" style:parent-style-name="Text_20_body">
      <style:text-properties officeooo:rsid="00428319" officeooo:paragraph-rsid="00428319"/>
    </style:style>
    <style:style style:name="P9" style:family="paragraph" style:parent-style-name="Text_20_body">
      <style:text-properties officeooo:rsid="00484b9f" officeooo:paragraph-rsid="00484b9f"/>
    </style:style>
    <style:style style:name="P10" style:family="paragraph" style:parent-style-name="Text_20_body">
      <style:text-properties officeooo:rsid="004af774" officeooo:paragraph-rsid="004af774"/>
    </style:style>
    <style:style style:name="P11" style:family="paragraph" style:parent-style-name="Text_20_body">
      <style:text-properties officeooo:rsid="004bad91" officeooo:paragraph-rsid="004bad91"/>
    </style:style>
    <style:style style:name="P12" style:family="paragraph" style:parent-style-name="Text_20_body">
      <style:text-properties officeooo:rsid="004c7926" officeooo:paragraph-rsid="004c7926"/>
    </style:style>
    <style:style style:name="P13" style:family="paragraph" style:parent-style-name="Text_20_body">
      <style:text-properties officeooo:rsid="0050b8f8" officeooo:paragraph-rsid="0050b8f8"/>
    </style:style>
    <style:style style:name="P14" style:family="paragraph" style:parent-style-name="Text_20_body">
      <style:text-properties officeooo:rsid="0057044d" officeooo:paragraph-rsid="0057044d"/>
    </style:style>
    <style:style style:name="P15" style:family="paragraph" style:parent-style-name="Text_20_body">
      <style:text-properties officeooo:rsid="005a7540" officeooo:paragraph-rsid="005a7540"/>
    </style:style>
    <style:style style:name="P16" style:family="paragraph" style:parent-style-name="Text_20_body">
      <style:text-properties officeooo:rsid="005e1ded" officeooo:paragraph-rsid="005e1ded"/>
    </style:style>
    <style:style style:name="P17" style:family="paragraph" style:parent-style-name="Text_20_body">
      <style:text-properties officeooo:rsid="005ea02b" officeooo:paragraph-rsid="005ea02b"/>
    </style:style>
    <style:style style:name="P18" style:family="paragraph" style:parent-style-name="Text_20_body">
      <style:text-properties officeooo:paragraph-rsid="005f6780"/>
    </style:style>
    <style:style style:name="P19" style:family="paragraph" style:parent-style-name="Text_20_body">
      <style:text-properties officeooo:rsid="0067ae21" officeooo:paragraph-rsid="0067ae21"/>
    </style:style>
    <style:style style:name="P20" style:family="paragraph" style:parent-style-name="Text_20_body">
      <style:text-properties officeooo:rsid="00697e31" officeooo:paragraph-rsid="006cd9db"/>
    </style:style>
    <style:style style:name="P21" style:family="paragraph" style:parent-style-name="Text_20_body">
      <style:text-properties officeooo:rsid="006a7a4b" officeooo:paragraph-rsid="006c1c7b"/>
    </style:style>
    <style:style style:name="P22" style:family="paragraph" style:parent-style-name="Text_20_body">
      <style:text-properties officeooo:rsid="00712bae" officeooo:paragraph-rsid="00712bae"/>
    </style:style>
    <style:style style:name="P23" style:family="paragraph" style:parent-style-name="Text_20_body">
      <style:text-properties officeooo:rsid="00462958" officeooo:paragraph-rsid="00462958"/>
    </style:style>
    <style:style style:name="P24" style:family="paragraph" style:parent-style-name="Text_20_body">
      <style:text-properties officeooo:paragraph-rsid="007ce6e9"/>
    </style:style>
    <style:style style:name="P25" style:family="paragraph" style:parent-style-name="Text_20_body">
      <style:text-properties officeooo:rsid="007cf34c" officeooo:paragraph-rsid="007cf34c"/>
    </style:style>
    <style:style style:name="P26" style:family="paragraph" style:parent-style-name="Text_20_body">
      <style:text-properties officeooo:rsid="007f892a" officeooo:paragraph-rsid="007f892a"/>
    </style:style>
    <style:style style:name="P27" style:family="paragraph" style:parent-style-name="Text_20_body">
      <style:text-properties officeooo:rsid="009037df" officeooo:paragraph-rsid="009037df"/>
    </style:style>
    <style:style style:name="P28" style:family="paragraph" style:parent-style-name="Text_20_body">
      <style:text-properties officeooo:rsid="00921532" officeooo:paragraph-rsid="00921532"/>
    </style:style>
    <style:style style:name="P29" style:family="paragraph" style:parent-style-name="Text_20_body">
      <style:text-properties officeooo:rsid="00921532" officeooo:paragraph-rsid="0094692f"/>
    </style:style>
    <style:style style:name="P30" style:family="paragraph" style:parent-style-name="Text_20_body">
      <style:text-properties officeooo:rsid="009a68e6" officeooo:paragraph-rsid="009a68e6"/>
    </style:style>
    <style:style style:name="P31" style:family="paragraph" style:parent-style-name="Text_20_body">
      <style:text-properties officeooo:rsid="009eb577" officeooo:paragraph-rsid="009eb577"/>
    </style:style>
    <style:style style:name="P32" style:family="paragraph" style:parent-style-name="Text_20_body">
      <style:text-properties officeooo:rsid="00a49a74" officeooo:paragraph-rsid="00a70916"/>
    </style:style>
    <style:style style:name="P33" style:family="paragraph" style:parent-style-name="Text_20_body">
      <style:text-properties officeooo:paragraph-rsid="00ac6e54"/>
    </style:style>
    <style:style style:name="P34" style:family="paragraph" style:parent-style-name="Text_20_body">
      <style:text-properties officeooo:paragraph-rsid="00b2636c"/>
    </style:style>
    <style:style style:name="P35" style:family="paragraph" style:parent-style-name="Text_20_body">
      <style:text-properties officeooo:paragraph-rsid="00b424ee"/>
    </style:style>
    <style:style style:name="P36" style:family="paragraph" style:parent-style-name="Text_20_body">
      <style:text-properties officeooo:paragraph-rsid="00b7cd80"/>
    </style:style>
    <style:style style:name="P37" style:family="paragraph" style:parent-style-name="Text_20_body">
      <style:text-properties officeooo:rsid="00b846d9" officeooo:paragraph-rsid="00b846d9"/>
    </style:style>
    <style:style style:name="P38" style:family="paragraph" style:parent-style-name="Text_20_body">
      <style:text-properties officeooo:rsid="00b846d9" officeooo:paragraph-rsid="00b8c4df"/>
    </style:style>
    <style:style style:name="P39" style:family="paragraph" style:parent-style-name="Text_20_body">
      <style:text-properties officeooo:paragraph-rsid="0085c52a"/>
    </style:style>
    <style:style style:name="P40" style:family="paragraph" style:parent-style-name="Text_20_body">
      <style:text-properties officeooo:rsid="00ba8f8b" officeooo:paragraph-rsid="00ba8f8b"/>
    </style:style>
    <style:style style:name="P41" style:family="paragraph" style:parent-style-name="Text_20_body">
      <style:text-properties officeooo:rsid="00ba8f8b" officeooo:paragraph-rsid="00df5d39"/>
    </style:style>
    <style:style style:name="P42" style:family="paragraph" style:parent-style-name="Text_20_body">
      <style:text-properties officeooo:rsid="00c0a136" officeooo:paragraph-rsid="00c0a136"/>
    </style:style>
    <style:style style:name="P43" style:family="paragraph" style:parent-style-name="Text_20_body">
      <style:text-properties officeooo:rsid="00c0e5a5" officeooo:paragraph-rsid="00c0e5a5"/>
    </style:style>
    <style:style style:name="P44" style:family="paragraph" style:parent-style-name="Text_20_body">
      <style:text-properties officeooo:rsid="00c21a8c" officeooo:paragraph-rsid="00c21a8c"/>
    </style:style>
    <style:style style:name="P45" style:family="paragraph" style:parent-style-name="Text_20_body">
      <style:text-properties officeooo:rsid="00c31241" officeooo:paragraph-rsid="00c31241"/>
    </style:style>
    <style:style style:name="P46" style:family="paragraph" style:parent-style-name="Text_20_body">
      <style:text-properties officeooo:rsid="00c681b4" officeooo:paragraph-rsid="00c681b4"/>
    </style:style>
    <style:style style:name="P47" style:family="paragraph" style:parent-style-name="Text_20_body">
      <style:text-properties officeooo:rsid="00c8db08" officeooo:paragraph-rsid="00c8db08"/>
    </style:style>
    <style:style style:name="P48" style:family="paragraph" style:parent-style-name="Text_20_body">
      <style:text-properties officeooo:rsid="00cda072" officeooo:paragraph-rsid="00cda072"/>
    </style:style>
    <style:style style:name="P49" style:family="paragraph" style:parent-style-name="Text_20_body">
      <style:text-properties officeooo:paragraph-rsid="0087b914"/>
    </style:style>
    <style:style style:name="P50" style:family="paragraph" style:parent-style-name="Text_20_body">
      <style:text-properties officeooo:rsid="00d7ee6a" officeooo:paragraph-rsid="00d7ee6a"/>
    </style:style>
    <style:style style:name="P51" style:family="paragraph" style:parent-style-name="Text_20_body">
      <style:text-properties officeooo:rsid="00d83d80" officeooo:paragraph-rsid="00d83d80"/>
    </style:style>
    <style:style style:name="P52" style:family="paragraph" style:parent-style-name="Text_20_body">
      <style:text-properties officeooo:rsid="00db612b" officeooo:paragraph-rsid="00df5d39"/>
    </style:style>
    <style:style style:name="P53" style:family="paragraph" style:parent-style-name="Text_20_body">
      <style:text-properties officeooo:rsid="008496b5" officeooo:paragraph-rsid="008496b5"/>
    </style:style>
    <style:style style:name="P54" style:family="paragraph" style:parent-style-name="Text_20_body">
      <style:text-properties officeooo:rsid="00e0f66e" officeooo:paragraph-rsid="00e0f66e"/>
    </style:style>
    <style:style style:name="P55" style:family="paragraph" style:parent-style-name="Text_20_body">
      <style:text-properties officeooo:rsid="00e29cbe" officeooo:paragraph-rsid="00e29cbe"/>
    </style:style>
    <style:style style:name="P56" style:family="paragraph" style:parent-style-name="Text_20_body">
      <style:text-properties officeooo:rsid="00e4559a" officeooo:paragraph-rsid="00e4559a"/>
    </style:style>
    <style:style style:name="P57" style:family="paragraph" style:parent-style-name="Text_20_body">
      <style:text-properties officeooo:rsid="00eae889" officeooo:paragraph-rsid="00eae889"/>
    </style:style>
    <style:style style:name="P58" style:family="paragraph" style:parent-style-name="Text_20_body">
      <style:text-properties officeooo:rsid="00eb32ac" officeooo:paragraph-rsid="00eb32ac"/>
    </style:style>
    <style:style style:name="P59" style:family="paragraph" style:parent-style-name="Text_20_body">
      <style:text-properties officeooo:rsid="00f068db" officeooo:paragraph-rsid="00f068db"/>
    </style:style>
    <style:style style:name="P60" style:family="paragraph" style:parent-style-name="Text_20_body">
      <style:text-properties officeooo:rsid="00fd91e7" officeooo:paragraph-rsid="00fd91e7"/>
    </style:style>
    <style:style style:name="P61" style:family="paragraph" style:parent-style-name="Text_20_body">
      <style:text-properties officeooo:rsid="01000ed2" officeooo:paragraph-rsid="0102261c"/>
    </style:style>
    <style:style style:name="P62" style:family="paragraph" style:parent-style-name="Text_20_body">
      <style:text-properties officeooo:rsid="01033218" officeooo:paragraph-rsid="01076af0"/>
    </style:style>
    <style:style style:name="P63" style:family="paragraph" style:parent-style-name="Text_20_body">
      <style:text-properties officeooo:rsid="01073aac" officeooo:paragraph-rsid="01073aac"/>
    </style:style>
    <style:style style:name="P64" style:family="paragraph" style:parent-style-name="Text_20_body">
      <style:text-properties officeooo:paragraph-rsid="0109b948"/>
    </style:style>
    <style:style style:name="P65" style:family="paragraph" style:parent-style-name="Text_20_body">
      <style:text-properties officeooo:rsid="010ad646" officeooo:paragraph-rsid="010ad646"/>
    </style:style>
    <style:style style:name="P66" style:family="paragraph" style:parent-style-name="Text_20_body">
      <style:text-properties officeooo:rsid="0111484d" officeooo:paragraph-rsid="0111484d"/>
    </style:style>
    <style:style style:name="P67" style:family="paragraph" style:parent-style-name="Text_20_body">
      <style:text-properties officeooo:paragraph-rsid="0117ba66"/>
    </style:style>
    <style:style style:name="P68" style:family="paragraph" style:parent-style-name="Text_20_body">
      <style:text-properties officeooo:rsid="0119957b" officeooo:paragraph-rsid="0119957b"/>
    </style:style>
    <style:style style:name="P69" style:family="paragraph" style:parent-style-name="Text_20_body">
      <style:text-properties officeooo:rsid="010e2389" officeooo:paragraph-rsid="0118bc93"/>
    </style:style>
    <style:style style:name="P70" style:family="paragraph" style:parent-style-name="Text_20_body">
      <style:text-properties officeooo:rsid="00edc1fc" officeooo:paragraph-rsid="00edc1fc"/>
    </style:style>
    <style:style style:name="P71" style:family="paragraph" style:parent-style-name="Text_20_body">
      <style:text-properties officeooo:rsid="012be9a9" officeooo:paragraph-rsid="012be9a9"/>
    </style:style>
    <style:style style:name="P72" style:family="paragraph" style:parent-style-name="Text_20_body">
      <style:text-properties officeooo:rsid="0130161c" officeooo:paragraph-rsid="0130161c"/>
    </style:style>
    <style:style style:name="P73" style:family="paragraph" style:parent-style-name="Text_20_body">
      <style:text-properties officeooo:rsid="013320b1" officeooo:paragraph-rsid="013320b1"/>
    </style:style>
    <style:style style:name="P74" style:family="paragraph" style:parent-style-name="Text_20_body">
      <style:text-properties officeooo:rsid="013d4393" officeooo:paragraph-rsid="013d4393"/>
    </style:style>
    <style:style style:name="P75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76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77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78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79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8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8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8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8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8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8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8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8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8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8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9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f5d39" style:font-size-asian="9pt" style:font-style-asian="italic" style:font-size-complex="9pt" style:font-style-complex="italic"/>
    </style:style>
    <style:style style:name="P9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e7f49e" style:font-size-asian="9pt" style:font-style-asian="italic" style:font-size-complex="9pt" style:font-style-complex="italic"/>
    </style:style>
    <style:style style:name="P9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f8bad9" style:font-size-asian="9pt" style:font-style-asian="italic" style:font-size-complex="9pt" style:font-style-complex="italic"/>
    </style:style>
    <style:style style:name="P9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73aac" style:font-size-asian="9pt" style:font-style-asian="italic" style:font-size-complex="9pt" style:font-style-complex="italic"/>
    </style:style>
    <style:style style:name="P9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beec3" style:font-size-asian="9pt" style:font-style-asian="italic" style:font-size-complex="9pt" style:font-style-complex="italic"/>
    </style:style>
    <style:style style:name="P9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17ba66" style:font-size-asian="9pt" style:font-style-asian="italic" style:font-size-complex="9pt" style:font-style-complex="italic"/>
    </style:style>
    <style:style style:name="P9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2055b1" style:font-size-asian="9pt" style:font-style-asian="italic" style:font-size-complex="9pt" style:font-style-complex="italic"/>
    </style:style>
    <style:style style:name="P9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0161c" style:font-size-asian="9pt" style:font-style-asian="italic" style:font-size-complex="9pt" style:font-style-complex="italic"/>
    </style:style>
    <style:style style:name="P9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320b1" style:font-size-asian="9pt" style:font-style-asian="italic" style:font-size-complex="9pt" style:font-style-complex="italic"/>
    </style:style>
    <style:style style:name="P99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100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101" style:family="paragraph" style:parent-style-name="Preformatted_20_Text">
      <style:text-properties officeooo:rsid="00484b9f"/>
    </style:style>
    <style:style style:name="P102" style:family="paragraph" style:parent-style-name="Preformatted_20_Text">
      <style:paragraph-properties fo:margin-top="0in" fo:margin-bottom="0.1965in" style:contextual-spacing="false"/>
    </style:style>
    <style:style style:name="P103" style:family="paragraph" style:parent-style-name="Table_20_Contents">
      <style:text-properties officeooo:rsid="013705c3" officeooo:paragraph-rsid="013705c3"/>
    </style:style>
    <style:style style:name="P104" style:family="paragraph" style:parent-style-name="Table_20_Contents">
      <style:paragraph-properties fo:text-align="center" style:justify-single-word="false"/>
      <style:text-properties officeooo:rsid="013705c3" officeooo:paragraph-rsid="013705c3"/>
    </style:style>
    <style:style style:name="P105" style:family="paragraph" style:parent-style-name="Table_20_Contents">
      <style:paragraph-properties fo:text-align="center" style:justify-single-word="false"/>
    </style:style>
    <style:style style:name="P106" style:family="paragraph" style:parent-style-name="Table_20_Contents">
      <style:text-properties officeooo:rsid="01378594" officeooo:paragraph-rsid="01378594"/>
    </style:style>
    <style:style style:name="P107" style:family="paragraph" style:parent-style-name="Table_20_Contents">
      <style:text-properties officeooo:rsid="01397d2a" officeooo:paragraph-rsid="01397d2a"/>
    </style:style>
    <style:style style:name="P108" style:family="paragraph" style:parent-style-name="Text_20_body" style:list-style-name="L1">
      <style:text-properties officeooo:rsid="00c0c020" officeooo:paragraph-rsid="00c0c020"/>
    </style:style>
    <style:style style:name="P109" style:family="paragraph" style:parent-style-name="Text_20_body" style:list-style-name="L1">
      <style:text-properties officeooo:rsid="00c0e5a5" officeooo:paragraph-rsid="00c0e5a5"/>
    </style:style>
    <style:style style:name="P110" style:family="paragraph" style:parent-style-name="Text_20_body" style:list-style-name="L2">
      <style:text-properties officeooo:rsid="00c21a8c" officeooo:paragraph-rsid="00c21a8c"/>
    </style:style>
    <style:style style:name="P111" style:family="paragraph" style:parent-style-name="Text_20_body">
      <style:text-properties officeooo:rsid="014ac5f2" officeooo:paragraph-rsid="014ac5f2"/>
    </style:style>
    <style:style style:name="P112" style:family="paragraph" style:parent-style-name="Text_20_body">
      <style:text-properties officeooo:rsid="014db821" officeooo:paragraph-rsid="014db821"/>
    </style:style>
    <style:style style:name="P113" style:family="paragraph" style:parent-style-name="Text_20_body">
      <style:text-properties officeooo:paragraph-rsid="014db821"/>
    </style:style>
    <style:style style:name="P114" style:family="paragraph" style:parent-style-name="Text_20_body">
      <style:text-properties officeooo:paragraph-rsid="01623c81"/>
    </style:style>
    <style:style style:name="P115" style:family="paragraph" style:parent-style-name="Heading_20_1">
      <style:text-properties officeooo:paragraph-rsid="002ec831"/>
    </style:style>
    <style:style style:name="P1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/>
      <style:text-properties officeooo:rsid="014db821" officeooo:paragraph-rsid="014db821"/>
    </style:style>
    <style:style style:name="P121" style:family="paragraph" style:parent-style-name="Table_20_Contents">
      <style:paragraph-properties fo:text-align="start" style:justify-single-word="false"/>
      <style:text-properties officeooo:rsid="014db821" officeooo:paragraph-rsid="014db821"/>
    </style:style>
    <style:style style:name="P122" style:family="paragraph" style:parent-style-name="Table_20_Contents">
      <style:paragraph-properties fo:text-align="center" style:justify-single-word="false"/>
      <style:text-properties officeooo:rsid="014f8e67" officeooo:paragraph-rsid="014f8e67"/>
    </style:style>
    <style:style style:name="P123" style:family="paragraph" style:parent-style-name="Table_20_Contents">
      <style:paragraph-properties fo:text-align="center" style:justify-single-word="false"/>
      <style:text-properties officeooo:rsid="01518eea" officeooo:paragraph-rsid="01518eea"/>
    </style:style>
    <style:style style:name="P124" style:family="paragraph" style:parent-style-name="Table_20_Contents">
      <style:paragraph-properties fo:text-align="center" style:justify-single-word="false"/>
      <style:text-properties officeooo:rsid="0151f010" officeooo:paragraph-rsid="0151f010"/>
    </style:style>
    <style:style style:name="P125" style:family="paragraph" style:parent-style-name="Table_20_Contents">
      <style:paragraph-properties fo:text-align="center" style:justify-single-word="false"/>
      <style:text-properties officeooo:rsid="01538bd4" officeooo:paragraph-rsid="01538bd4"/>
    </style:style>
    <style:style style:name="P126" style:family="paragraph" style:parent-style-name="Table_20_Contents">
      <style:paragraph-properties fo:text-align="start" style:justify-single-word="false"/>
      <style:text-properties officeooo:rsid="01538bd4" officeooo:paragraph-rsid="01538bd4"/>
    </style:style>
    <style:style style:name="P127" style:family="paragraph" style:parent-style-name="Table_20_Contents">
      <style:paragraph-properties fo:text-align="center" style:justify-single-word="false"/>
      <style:text-properties officeooo:rsid="0154185a" officeooo:paragraph-rsid="0154185a"/>
    </style:style>
    <style:style style:name="P128" style:family="paragraph" style:parent-style-name="Table_20_Contents">
      <style:paragraph-properties fo:text-align="center" style:justify-single-word="false"/>
      <style:text-properties officeooo:rsid="01554080" officeooo:paragraph-rsid="01554080"/>
    </style:style>
    <style:style style:name="P129" style:family="paragraph" style:parent-style-name="Table_20_Contents">
      <style:paragraph-properties fo:text-align="start" style:justify-single-word="false"/>
      <style:text-properties officeooo:rsid="0156486e" officeooo:paragraph-rsid="0156486e"/>
    </style:style>
    <style:style style:name="P130" style:family="paragraph" style:parent-style-name="Table_20_Contents">
      <style:paragraph-properties fo:text-align="center" style:justify-single-word="false"/>
      <style:text-properties officeooo:rsid="0156486e" officeooo:paragraph-rsid="0156486e"/>
    </style:style>
    <style:style style:name="P131" style:family="paragraph" style:parent-style-name="Table_20_Contents">
      <style:paragraph-properties fo:text-align="start" style:justify-single-word="false"/>
      <style:text-properties fo:color="#ff3300" fo:font-weight="bold" officeooo:rsid="0157e158" officeooo:paragraph-rsid="0157e158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color="#ff3300" fo:font-weight="bold" officeooo:rsid="0157e158" officeooo:paragraph-rsid="0157e158" style:font-weight-asian="bold" style:font-weight-complex="bold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eab26"/>
    </style:style>
    <style:style style:name="T11" style:family="text">
      <style:text-properties officeooo:rsid="002ec831"/>
    </style:style>
    <style:style style:name="T12" style:family="text">
      <style:text-properties officeooo:rsid="0033d851"/>
    </style:style>
    <style:style style:name="T13" style:family="text">
      <style:text-properties officeooo:rsid="003b53c6"/>
    </style:style>
    <style:style style:name="T14" style:family="text">
      <style:text-properties officeooo:rsid="0041005d"/>
    </style:style>
    <style:style style:name="T15" style:family="text">
      <style:text-properties officeooo:rsid="00484b9f"/>
    </style:style>
    <style:style style:name="T16" style:family="text">
      <style:text-properties officeooo:rsid="0048c015"/>
    </style:style>
    <style:style style:name="T17" style:family="text">
      <style:text-properties officeooo:rsid="004af774"/>
    </style:style>
    <style:style style:name="T18" style:family="text">
      <style:text-properties officeooo:rsid="004bad91"/>
    </style:style>
    <style:style style:name="T19" style:family="text">
      <style:text-properties officeooo:rsid="004f0c76"/>
    </style:style>
    <style:style style:name="T20" style:family="text">
      <style:text-properties officeooo:rsid="00513ee8"/>
    </style:style>
    <style:style style:name="T21" style:family="text">
      <style:text-properties officeooo:rsid="00530b9e"/>
    </style:style>
    <style:style style:name="T22" style:family="text">
      <style:text-properties officeooo:rsid="0054c0cb"/>
    </style:style>
    <style:style style:name="T23" style:family="text">
      <style:text-properties officeooo:rsid="0057044d"/>
    </style:style>
    <style:style style:name="T24" style:family="text">
      <style:text-properties officeooo:rsid="00570c09"/>
    </style:style>
    <style:style style:name="T25" style:family="text">
      <style:text-properties officeooo:rsid="005e321c"/>
    </style:style>
    <style:style style:name="T26" style:family="text">
      <style:text-properties officeooo:rsid="005f6780"/>
    </style:style>
    <style:style style:name="T27" style:family="text">
      <style:text-properties officeooo:rsid="0067d9cf"/>
    </style:style>
    <style:style style:name="T28" style:family="text">
      <style:text-properties officeooo:rsid="006b5f40"/>
    </style:style>
    <style:style style:name="T29" style:family="text">
      <style:text-properties officeooo:rsid="006c1c7b"/>
    </style:style>
    <style:style style:name="T30" style:family="text">
      <style:text-properties officeooo:rsid="006cd9db"/>
    </style:style>
    <style:style style:name="T31" style:family="text">
      <style:text-properties officeooo:rsid="007913e8"/>
    </style:style>
    <style:style style:name="T32" style:family="text">
      <style:text-properties officeooo:rsid="00831d65"/>
    </style:style>
    <style:style style:name="T33" style:family="text">
      <style:text-properties officeooo:rsid="008496b5"/>
    </style:style>
    <style:style style:name="T34" style:family="text">
      <style:text-properties officeooo:rsid="0087b914"/>
    </style:style>
    <style:style style:name="T35" style:family="text">
      <style:text-properties officeooo:rsid="00907f81"/>
    </style:style>
    <style:style style:name="T36" style:family="text">
      <style:text-properties officeooo:rsid="00914909"/>
    </style:style>
    <style:style style:name="T37" style:family="text">
      <style:text-properties officeooo:rsid="009329ce"/>
    </style:style>
    <style:style style:name="T38" style:family="text">
      <style:text-properties officeooo:rsid="00950e64"/>
    </style:style>
    <style:style style:name="T39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0" style:family="text">
      <style:text-properties officeooo:rsid="009707f2"/>
    </style:style>
    <style:style style:name="T41" style:family="text">
      <style:text-properties officeooo:rsid="009c2878"/>
    </style:style>
    <style:style style:name="T42" style:family="text">
      <style:text-properties officeooo:rsid="00a06f20"/>
    </style:style>
    <style:style style:name="T43" style:family="text">
      <style:text-properties officeooo:rsid="00a1ccf9"/>
    </style:style>
    <style:style style:name="T44" style:family="text">
      <style:text-properties officeooo:rsid="00a20b78"/>
    </style:style>
    <style:style style:name="T45" style:family="text">
      <style:text-properties officeooo:rsid="00a3bd22"/>
    </style:style>
    <style:style style:name="T46" style:family="text">
      <style:text-properties officeooo:rsid="00a6469d"/>
    </style:style>
    <style:style style:name="T47" style:family="text">
      <style:text-properties officeooo:rsid="00ac6e54"/>
    </style:style>
    <style:style style:name="T48" style:family="text">
      <style:text-properties officeooo:rsid="00b1cec0"/>
    </style:style>
    <style:style style:name="T49" style:family="text">
      <style:text-properties officeooo:rsid="00b2636c"/>
    </style:style>
    <style:style style:name="T50" style:family="text">
      <style:text-properties officeooo:rsid="00b424ee"/>
    </style:style>
    <style:style style:name="T51" style:family="text">
      <style:text-properties officeooo:rsid="00b60431"/>
    </style:style>
    <style:style style:name="T52" style:family="text">
      <style:text-properties officeooo:rsid="00b8c4df"/>
    </style:style>
    <style:style style:name="T53" style:family="text">
      <style:text-properties officeooo:rsid="00bb23e0"/>
    </style:style>
    <style:style style:name="T54" style:family="text">
      <style:text-properties officeooo:rsid="00bbd505"/>
    </style:style>
    <style:style style:name="T55" style:family="text">
      <style:text-properties officeooo:rsid="00c0c020"/>
    </style:style>
    <style:style style:name="T56" style:family="text">
      <style:text-properties officeooo:rsid="00c1e32f"/>
    </style:style>
    <style:style style:name="T57" style:family="text">
      <style:text-properties officeooo:rsid="00c22b3f"/>
    </style:style>
    <style:style style:name="T58" style:family="text">
      <style:text-properties officeooo:rsid="00c47553"/>
    </style:style>
    <style:style style:name="T59" style:family="text">
      <style:text-properties officeooo:rsid="00c56f86"/>
    </style:style>
    <style:style style:name="T60" style:family="text">
      <style:text-properties officeooo:rsid="00c756d8"/>
    </style:style>
    <style:style style:name="T61" style:family="text">
      <style:text-properties officeooo:rsid="00c94cad"/>
    </style:style>
    <style:style style:name="T62" style:family="text">
      <style:text-properties officeooo:rsid="00ca1206"/>
    </style:style>
    <style:style style:name="T63" style:family="text">
      <style:text-properties officeooo:rsid="00d37e78"/>
    </style:style>
    <style:style style:name="T64" style:family="text">
      <style:text-properties officeooo:rsid="00d4b3ca"/>
    </style:style>
    <style:style style:name="T65" style:family="text">
      <style:text-properties officeooo:rsid="00db78c2"/>
    </style:style>
    <style:style style:name="T66" style:family="text">
      <style:text-properties officeooo:rsid="00dd3af2"/>
    </style:style>
    <style:style style:name="T67" style:family="text">
      <style:text-properties officeooo:rsid="00df5d39"/>
    </style:style>
    <style:style style:name="T68" style:family="text">
      <style:text-properties officeooo:rsid="00df60df"/>
    </style:style>
    <style:style style:name="T69" style:family="text">
      <style:text-properties officeooo:rsid="00dffb6f"/>
    </style:style>
    <style:style style:name="T70" style:family="text">
      <style:text-properties officeooo:rsid="00ea1d07"/>
    </style:style>
    <style:style style:name="T71" style:family="text">
      <style:text-properties officeooo:rsid="00ed211f"/>
    </style:style>
    <style:style style:name="T72" style:family="text">
      <style:text-properties officeooo:rsid="00ef5f7c"/>
    </style:style>
    <style:style style:name="T73" style:family="text">
      <style:text-properties officeooo:rsid="00f06405"/>
    </style:style>
    <style:style style:name="T74" style:family="text">
      <style:text-properties officeooo:rsid="00f0ea8f"/>
    </style:style>
    <style:style style:name="T75" style:family="text">
      <style:text-properties officeooo:rsid="00f29f7c"/>
    </style:style>
    <style:style style:name="T76" style:family="text">
      <style:text-properties officeooo:rsid="00f6dd72"/>
    </style:style>
    <style:style style:name="T77" style:family="text">
      <style:text-properties officeooo:rsid="00fc87f1"/>
    </style:style>
    <style:style style:name="T78" style:family="text">
      <style:text-properties officeooo:rsid="01007e78"/>
    </style:style>
    <style:style style:name="T79" style:family="text">
      <style:text-properties officeooo:rsid="0101b0de"/>
    </style:style>
    <style:style style:name="T80" style:family="text">
      <style:text-properties officeooo:rsid="0102261c"/>
    </style:style>
    <style:style style:name="T81" style:family="text">
      <style:text-properties officeooo:rsid="0104d2b8"/>
    </style:style>
    <style:style style:name="T82" style:family="text">
      <style:text-properties officeooo:rsid="010beec3"/>
    </style:style>
    <style:style style:name="T83" style:family="text">
      <style:text-properties officeooo:rsid="010e2389"/>
    </style:style>
    <style:style style:name="T84" style:family="text">
      <style:text-properties officeooo:rsid="01139ed3"/>
    </style:style>
    <style:style style:name="T85" style:family="text">
      <style:text-properties officeooo:rsid="0119efc2"/>
    </style:style>
    <style:style style:name="T86" style:family="text">
      <style:text-properties officeooo:rsid="011a53d2"/>
    </style:style>
    <style:style style:name="T87" style:family="text">
      <style:text-properties officeooo:rsid="011bbaa9"/>
    </style:style>
    <style:style style:name="T88" style:family="text">
      <style:text-properties officeooo:rsid="011c7e25"/>
    </style:style>
    <style:style style:name="T89" style:family="text">
      <style:text-properties officeooo:rsid="012055b1"/>
    </style:style>
    <style:style style:name="T90" style:family="text">
      <style:text-properties officeooo:rsid="012627ff"/>
    </style:style>
    <style:style style:name="T91" style:family="text">
      <style:text-properties officeooo:rsid="0129dd61"/>
    </style:style>
    <style:style style:name="T92" style:family="text">
      <style:text-properties officeooo:rsid="012d27db"/>
    </style:style>
    <style:style style:name="T93" style:family="text">
      <style:text-properties officeooo:rsid="01320e8b"/>
    </style:style>
    <style:style style:name="T94" style:family="text">
      <style:text-properties officeooo:rsid="013320b1"/>
    </style:style>
    <style:style style:name="T95" style:family="text">
      <style:text-properties officeooo:rsid="01355ed4"/>
    </style:style>
    <style:style style:name="T96" style:family="text">
      <style:text-properties officeooo:rsid="013d05bd"/>
    </style:style>
    <style:style style:name="T97" style:family="text">
      <style:text-properties officeooo:rsid="014c2ffb"/>
    </style:style>
    <style:style style:name="T98" style:family="text">
      <style:text-properties officeooo:rsid="014f8e67"/>
    </style:style>
    <style:style style:name="T99" style:family="text">
      <style:text-properties officeooo:rsid="01518eea"/>
    </style:style>
    <style:style style:name="T100" style:family="text">
      <style:text-properties fo:color="#ff3300" fo:font-weight="bold" officeooo:rsid="0158d4b1" style:font-weight-asian="bold" style:font-weight-complex="bold"/>
    </style:style>
    <style:style style:name="T101" style:family="text">
      <style:text-properties officeooo:rsid="0151f010"/>
    </style:style>
    <style:style style:name="T102" style:family="text">
      <style:text-properties officeooo:rsid="0154185a"/>
    </style:style>
    <style:style style:name="T103" style:family="text">
      <style:text-properties officeooo:rsid="015cef26"/>
    </style:style>
    <style:style style:name="T104" style:family="text">
      <style:text-properties officeooo:rsid="01613125"/>
    </style:style>
    <style:style style:name="T105" style:family="text">
      <style:text-properties officeooo:rsid="0163993d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DL设计与实现</text:p>
      <text:h text:style-name="Heading_20_1" text:outline-level="1"><text:bookmark-start text:name="__RefHeading__227_1157848091"/>摘要<text:bookmark-end text:name="__RefHeading__227_1157848091"/></text:h>
      <text:p text:style-name="P78">我把毕业设计所做的程序命名为wdl。本文将详细解释wdl的工作原理，包括工作流程、多线程控制、任务管理等。</text:p>
      <text:p text:style-name="P78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79">wdl的源代码托管在<text:a xlink:type="simple" xlink:href="https://launchpad.net/wdl"><text:span text:style-name="T13">Launchpad</text:span></text:a><text:span text:style-name="T13">，使用GPLv3授权。</text:span></text:p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116"><text:a xlink:type="simple" xlink:href="#__RefHeading__227_1157848091" text:style-name="Index_20_Link" text:visited-style-name="Index_20_Link">摘要<text:tab/>1</text:a></text:p>
          <text:p text:style-name="P116"><text:a xlink:type="simple" xlink:href="#__RefHeading__117_1157848091" text:style-name="Index_20_Link" text:visited-style-name="Index_20_Link">1. 介绍<text:tab/>2</text:a></text:p>
          <text:p text:style-name="P118"><text:a xlink:type="simple" xlink:href="#__RefHeading__229_1157848091" text:style-name="Index_20_Link" text:visited-style-name="Index_20_Link">1.1 面向的读者<text:tab/>2</text:a></text:p>
          <text:p text:style-name="P118"><text:a xlink:type="simple" xlink:href="#__RefHeading__121_1157848091" text:style-name="Index_20_Link" text:visited-style-name="Index_20_Link">1.2 约定<text:tab/>2</text:a></text:p>
          <text:p text:style-name="P116"><text:a xlink:type="simple" xlink:href="#__RefHeading__231_1157848091" text:style-name="Index_20_Link" text:visited-style-name="Index_20_Link">2. 第三方库<text:tab/>2</text:a></text:p>
          <text:p text:style-name="P118"><text:a xlink:type="simple" xlink:href="#__RefHeading__233_1157848091" text:style-name="Index_20_Link" text:visited-style-name="Index_20_Link">2.1 GTK+<text:tab/>3</text:a></text:p>
          <text:p text:style-name="P117"><text:a xlink:type="simple" xlink:href="#__RefHeading__2027_1691521449" text:style-name="Index_20_Link" text:visited-style-name="Index_20_Link">2.1.1 GTK+命名规范<text:tab/>3</text:a></text:p>
          <text:p text:style-name="P117"><text:a xlink:type="simple" xlink:href="#__RefHeading__2133_1691521449" text:style-name="Index_20_Link" text:visited-style-name="Index_20_Link">2.1.2 GLIB<text:tab/>4</text:a></text:p>
          <text:p text:style-name="P117"><text:a xlink:type="simple" xlink:href="#__RefHeading__2135_1691521449" text:style-name="Index_20_Link" text:visited-style-name="Index_20_Link">2.1.3 Gobject 信号<text:tab/>5</text:a></text:p>
          <text:p text:style-name="P117"><text:a xlink:type="simple" xlink:href="#__RefHeading__2137_1691521449" text:style-name="Index_20_Link" text:visited-style-name="Index_20_Link">2.1.4 GmainLoop<text:tab/>6</text:a></text:p>
          <text:p text:style-name="P117"><text:a xlink:type="simple" xlink:href="#__RefHeading__2139_1691521449" text:style-name="Index_20_Link" text:visited-style-name="Index_20_Link">2.1.5 创建新的事件源类型<text:tab/>7</text:a></text:p>
          <text:p text:style-name="P117"><text:a xlink:type="simple" xlink:href="#__RefHeading__2141_1691521449" text:style-name="Index_20_Link" text:visited-style-name="Index_20_Link">2.1.6 主循环过程<text:tab/>7</text:a></text:p>
          <text:p text:style-name="P117"><text:a xlink:type="simple" xlink:href="#__RefHeading__2143_1691521449" text:style-name="Index_20_Link" text:visited-style-name="Index_20_Link">2.1.7 GMainLoop在GTK+中<text:tab/>8</text:a></text:p>
          <text:p text:style-name="P118"><text:a xlink:type="simple" xlink:href="#__RefHeading__235_1157848091" text:style-name="Index_20_Link" text:visited-style-name="Index_20_Link">2.2 libcurl<text:tab/>9</text:a></text:p>
          <text:p text:style-name="P117"><text:a xlink:type="simple" xlink:href="#__RefHeading__2145_1691521449" text:style-name="Index_20_Link" text:visited-style-name="Index_20_Link">2.2.1 URL<text:tab/>9</text:a></text:p>
          <text:p text:style-name="P117"><text:a xlink:type="simple" xlink:href="#__RefHeading__2147_1691521449" text:style-name="Index_20_Link" text:visited-style-name="Index_20_Link">2.2.2 HTTP<text:tab/>10</text:a></text:p>
          <text:p text:style-name="P117"><text:a xlink:type="simple" xlink:href="#__RefHeading__2149_1691521449" text:style-name="Index_20_Link" text:visited-style-name="Index_20_Link">2.2.3 HTTP在libcurl中<text:tab/>15</text:a></text:p>
          <text:p text:style-name="P117"><text:a xlink:type="simple" xlink:href="#__RefHeading__2151_1691521449" text:style-name="Index_20_Link" text:visited-style-name="Index_20_Link">2.2.4 FTP<text:tab/>17</text:a></text:p>
          <text:p text:style-name="P117"><text:a xlink:type="simple" xlink:href="#__RefHeading__2153_1691521449" text:style-name="Index_20_Link" text:visited-style-name="Index_20_Link">2.2.5 FTP在libcurl中<text:tab/>19</text:a></text:p>
          <text:p text:style-name="P118"><text:a xlink:type="simple" xlink:href="#__RefHeading__237_1157848091" text:style-name="Index_20_Link" text:visited-style-name="Index_20_Link">2.3 libtransmission<text:tab/>20</text:a></text:p>
          <text:p text:style-name="P116"><text:a xlink:type="simple" xlink:href="#__RefHeading__239_1157848091" text:style-name="Index_20_Link" text:visited-style-name="Index_20_Link">3. wdl的实现<text:tab/>20</text:a></text:p>
          <text:p text:style-name="P118"><text:a xlink:type="simple" xlink:href="#__RefHeading__243_1157848091" text:style-name="Index_20_Link" text:visited-style-name="Index_20_Link">3.1 模块实现<text:tab/>21</text:a></text:p>
          <text:p text:style-name="P117"><text:a xlink:type="simple" xlink:href="#__RefHeading__1793_1311238787" text:style-name="Index_20_Link" text:visited-style-name="Index_20_Link">3.1.1 WlHttper<text:tab/>21</text:a></text:p>
          <text:p text:style-name="P117"><text:a xlink:type="simple" xlink:href="#__RefHeading__1860_1311238787" text:style-name="Index_20_Link" text:visited-style-name="Index_20_Link">3.1.2 WlHttperMenu<text:tab/>21</text:a></text:p>
          <text:p text:style-name="P117"><text:a xlink:type="simple" xlink:href="#__RefHeading__1862_1311238787" text:style-name="Index_20_Link" text:visited-style-name="Index_20_Link">3.1.3 WlDownloader<text:tab/>21</text:a></text:p>
          <text:p text:style-name="P117"><text:a xlink:type="simple" xlink:href="#__RefHeading__1864_1311238787" text:style-name="Index_20_Link" text:visited-style-name="Index_20_Link">3.1.4 WlHttperProperties<text:tab/>21</text:a></text:p>
          <text:p text:style-name="P117"><text:a xlink:type="simple" xlink:href="#__RefHeading__1866_1311238787" text:style-name="Index_20_Link" text:visited-style-name="Index_20_Link">3.1.5 WlUrlDialog<text:tab/>21</text:a></text:p>
          <text:p text:style-name="P117"><text:a xlink:type="simple" xlink:href="#__RefHeading__1868_1311238787" text:style-name="Index_20_Link" text:visited-style-name="Index_20_Link">3.1.6 WlDownloadWindow<text:tab/>21</text:a></text:p>
          <text:p text:style-name="P118"><text:a xlink:type="simple" xlink:href="#__RefHeading__245_1157848091" text:style-name="Index_20_Link" text:visited-style-name="Index_20_Link">3.2 程序启动<text:tab/>22</text:a></text:p>
          <text:p text:style-name="P118"><text:a xlink:type="simple" xlink:href="#__RefHeading__247_1157848091" text:style-name="Index_20_Link" text:visited-style-name="Index_20_Link">3.3 下载任务<text:tab/>22</text:a></text:p>
          <text:p text:style-name="P118"><text:soft-page-break/><text:a xlink:type="simple" xlink:href="#__RefHeading__249_1157848091" text:style-name="Index_20_Link" text:visited-style-name="Index_20_Link">3.4 多线程控制<text:tab/>22</text:a></text:p>
        </text:index-body>
      </text:table-of-content>
      <text:p text:style-name="P79"/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75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76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76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77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7">BT：即BitTorrent协议。</text:p>
      <text:p text:style-name="P8">大小写：为了书写方便，很多专有名词都是全大写或者全小写，比如GTK+，GLIB等；但读者应该清楚，除非有特殊说明<text:span text:style-name="T17">，</text:span>Gtk+或者GLib具有相同的意思。</text:p>
      <text:p text:style-name="P21">源代码：当我说源代码路径时，都是相对于库的源代码根目录。比如，在GLIB章节说到源代码gib/gmain.c:3858表示<text:span text:style-name="T28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29">glib2.0-2.38.1</text:span></text:a><text:span text:style-name="T29">、</text:span><text:a xlink:type="simple" xlink:href="https://developer.gnome.org/gtk3/3.8/"><text:span text:style-name="T29">gtk+3.0-3.8.6</text:span></text:a><text:span text:style-name="T29">、</text:span><text:a xlink:type="simple" xlink:href="http://curl.haxx.se/download/curl-7.32.0.tar.bz2"><text:span text:style-name="T29">curl-7.32.0</text:span></text:a><text:span text:style-name="T29">、</text:span><text:a xlink:type="simple" xlink:href="http://download.transmissionbt.com/files/transmission-2.82.tar.xz"><text:span text:style-name="T29">transmission-2.82</text:span></text:a><text:span text:style-name="T29">。</text:span></text:p>
      <text:p text:style-name="P22">链接：本文中包含很多外部链接，这些链接我无法保证一直有效。</text:p>
      <text:h text:style-name="Heading_20_1" text:outline-level="1"><text:bookmark-start text:name="__RefHeading__231_1157848091"/>2. 第三方库<text:bookmark-end text:name="__RefHeading__231_1157848091"/></text:h>
      <text:p text:style-name="P2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<text:soft-page-break/>2.1 GTK+<text:bookmark-end text:name="__RefHeading__233_1157848091"/></text:h>
      <text:p text:style-name="P4">首先看一下一个典型的GTK+应用程序的结构。</text:p>
      <text:p text:style-name="P4"/>
      <text:p text:style-name="P5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0">，</text:span>GTK主要基于<text:a xlink:type="simple" xlink:href="https://developer.gnome.org/glib/">GLIB</text:a>和<text:a xlink:type="simple" xlink:href="https://developer.gnome.org/gdk3/">GDK</text:a>两个框架<text:span text:style-name="T10">。</text:span>GDK是实现图形渲染的引擎<text:span text:style-name="T10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0">GDK的官方文档</text:span></text:a><text:span text:style-name="T10">。</text:span></text:p>
      <text:p text:style-name="P5">不仅<text:span text:style-name="T11">GTK+本身依赖于GLIB，wdl本身也依赖与GLIB。本节将详细解释GLIB如何在GTK+中起作用，关于wdl如何使用GLIB的内容在</text:span><text:a xlink:type="simple" xlink:href="#4.3. wdl的实现|outline"><text:span text:style-name="T11">wdl的实现</text:span></text:a><text:span text:style-name="T11">中具体讨论。</text:span></text:p>
      <text:h text:style-name="Heading_20_3" text:outline-level="3"><text:bookmark-start text:name="__RefHeading__2027_1691521449"/>2.1.1 GTK+命名规范<text:bookmark-end text:name="__RefHeading__2027_1691521449"/></text:h>
      <text:p text:style-name="P15">在使用GTK+时，了解其命名规范是很有必要的。GTK+的命名规范其实是GNOME定义的。详细可以参考官方文档。本节做简单介绍。</text:p>
      <text:p text:style-name="P16">普通类型名：全小写，以'g'开头，比如gint，gchar。</text:p>
      <text:p text:style-name="P16">类名：驼峰写法，首字母大写，比如GtkWindow,GdkEvent。</text:p>
      <text:p text:style-name="P16">函数名：小写夹下划线写法，以如gtk_main,gtk_window_new</text:p>
      <text:p text:style-name="P16"><text:soft-page-break/>常数：大写夹下划线写法，比如GTK_WINDOW_TOPLEVEL,GTK_ORIENTATION_HORIZONTAL。</text:p>
      <text:h text:style-name="Heading_20_3" text:outline-level="3"><text:bookmark-start text:name="__RefHeading__2133_1691521449"/>2.1.<text:span text:style-name="T24">2</text:span> GLIB<text:bookmark-end text:name="__RefHeading__2133_1691521449"/></text:h>
      <text:p text:style-name="P6">GLIB不是<text:a xlink:type="simple" xlink:href="https://www.gnu.org/software/libc/">GLIBC</text:a><text:span text:style-name="T14">，两者有时会被混淆。GLIBC指的是GNU C library，有时也被称为gnulib。</text:span></text:p>
      <text:p text:style-name="P23">GLIB最初是GTK+的一部分，自GTK+2.0以后，开发者认为可以将GTK+中与GUI无关的部分独立出来，于是便有了GLIB。GLIB主要有5部分组成，分别是GObject、Glib、GModule、GThread和GIO。</text:p>
      <text:p text:style-name="P9">GObject是指GLib Object System，提供了C语言以及跨语言的面向对象框架。GTK+采用GObject面向对象的方式组织，一个典型的GTK+类继承树如下<text:span text:style-name="T16">。</text:span></text:p>
      <text:p text:style-name="Preformatted_20_Text"><text:s text:c="4"/><text:span text:style-name="T15">GObject</text:span></text:p>
      <text:p text:style-name="P101"><text:s text:c="8"/>GInitiallyUnowned</text:p>
      <text:p text:style-name="Preformatted_20_Text"><text:span text:style-name="T15"><text:s text:c="12"/></text:span><text:a xlink:type="simple" xlink:href="https://developer.gnome.org/gtk3/3.8/GtkWidget.html"><text:span text:style-name="T15">GtkWidget</text:span></text:a></text:p>
      <text:p text:style-name="Preformatted_20_Text"><text:span text:style-name="T15"><text:s text:c="16"/></text:span><text:a xlink:type="simple" xlink:href="https://developer.gnome.org/gtk3/3.8/GtkContainer.html"><text:span text:style-name="T15">GtkContainer</text:span></text:a></text:p>
      <text:p text:style-name="Preformatted_20_Text"><text:span text:style-name="T15"><text:s text:c="20"/></text:span><text:a xlink:type="simple" xlink:href="https://developer.gnome.org/gtk3/3.8/GtkBin.html"><text:span text:style-name="T15">GtkBin</text:span></text:a></text:p>
      <text:p text:style-name="Preformatted_20_Text"><text:span text:style-name="T15"><text:s text:c="24"/></text:span><text:a xlink:type="simple" xlink:href="https://developer.gnome.org/gtk3/3.8/GtkWindow.html"><text:span text:style-name="T15">GtkWindow</text:span></text:a></text:p>
      <text:p text:style-name="Preformatted_20_Text"><text:span text:style-name="T15"><text:s text:c="28"/></text:span><text:a xlink:type="simple" xlink:href="https://developer.gnome.org/gtk3/3.8/GtkDialog.html"><text:span text:style-name="T15">GtkDialog</text:span></text:a></text:p>
      <text:p text:style-name="Preformatted_20_Text"><text:span text:style-name="T15"><text:s text:c="32"/></text:span><text:a xlink:type="simple" xlink:href="https://developer.gnome.org/gtk3/3.8/GtkAboutDialog.html"><text:span text:style-name="T15">GtkAboutDialog</text:span></text:a></text:p>
      <text:p text:style-name="Preformatted_20_Text"><text:span text:style-name="T15"><text:s text:c="32"/></text:span><text:a xlink:type="simple" xlink:href="https://developer.gnome.org/gtk3/3.8/GtkAppChooserDialog.html"><text:span text:style-name="T15">GtkAppChooserDialog</text:span></text:a></text:p>
      <text:p text:style-name="Preformatted_20_Text"><text:span text:style-name="T15"><text:s text:c="32"/></text:span><text:a xlink:type="simple" xlink:href="https://developer.gnome.org/gtk3/3.8/GtkColorChooserDialog.html"><text:span text:style-name="T15">GtkColorChooserDialog</text:span></text:a></text:p>
      <text:p text:style-name="Preformatted_20_Text"><text:span text:style-name="T15"><text:s text:c="32"/></text:span><text:a xlink:type="simple" xlink:href="https://developer.gnome.org/gtk3/3.8/GtkColorSelectionDialog.html"><text:span text:style-name="T15">GtkColorSelectionDialog</text:span></text:a></text:p>
      <text:p text:style-name="Preformatted_20_Text"><text:span text:style-name="T15"><text:s text:c="32"/></text:span><text:a xlink:type="simple" xlink:href="https://developer.gnome.org/gtk3/3.8/GtkFileChooserDialog.html"><text:span text:style-name="T15">GtkFileChooserDialog</text:span></text:a></text:p>
      <text:p text:style-name="Preformatted_20_Text"><text:span text:style-name="T15"><text:s text:c="32"/></text:span><text:a xlink:type="simple" xlink:href="https://developer.gnome.org/gtk3/3.8/GtkFontChooserDialog.html"><text:span text:style-name="T15">GtkFontChooserDialog</text:span></text:a></text:p>
      <text:p text:style-name="Preformatted_20_Text"><text:span text:style-name="T15"><text:s text:c="32"/></text:span><text:a xlink:type="simple" xlink:href="https://developer.gnome.org/gtk3/3.8/GtkFontSelectionDialog.html"><text:span text:style-name="T15">GtkFontSelectionDialog</text:span></text:a></text:p>
      <text:p text:style-name="Preformatted_20_Text"><text:span text:style-name="T15"><text:s text:c="32"/></text:span><text:a xlink:type="simple" xlink:href="https://developer.gnome.org/gtk3/3.8/GtkMessageDialog.html"><text:span text:style-name="T15">GtkMessageDialog</text:span></text:a></text:p>
      <text:p text:style-name="Preformatted_20_Text"><text:span text:style-name="T15"><text:s text:c="32"/></text:span><text:a xlink:type="simple" xlink:href="https://developer.gnome.org/gtk3/3.8/GtkPageSetupUnixDialog.html"><text:span text:style-name="T15">GtkPageSetupUnixDialog</text:span></text:a></text:p>
      <text:p text:style-name="Preformatted_20_Text"><text:span text:style-name="T15"><text:s text:c="32"/></text:span><text:a xlink:type="simple" xlink:href="https://developer.gnome.org/gtk3/3.8/GtkPrintUnixDialog.html"><text:span text:style-name="T15">GtkPrintUnixDialog</text:span></text:a></text:p>
      <text:p text:style-name="Preformatted_20_Text"><text:span text:style-name="T15"><text:s text:c="32"/></text:span><text:a xlink:type="simple" xlink:href="https://developer.gnome.org/gtk3/3.8/GtkRecentChooserDialog.html"><text:span text:style-name="T15">GtkRecentChooserDialog</text:span></text:a></text:p>
      <text:p text:style-name="Preformatted_20_Text"><text:span text:style-name="T15"><text:s text:c="28"/></text:span><text:a xlink:type="simple" xlink:href="https://developer.gnome.org/gtk3/3.8/GtkApplicationWindow.html"><text:span text:style-name="T15">GtkApplicationWindow</text:span></text:a></text:p>
      <text:p text:style-name="Preformatted_20_Text"><text:span text:style-name="T15"><text:s text:c="28"/></text:span><text:a xlink:type="simple" xlink:href="https://developer.gnome.org/gtk3/3.8/GtkAssistant.html"><text:span text:style-name="T15">GtkAssistant</text:span></text:a></text:p>
      <text:p text:style-name="Preformatted_20_Text"><text:span text:style-name="T15"><text:s text:c="28"/></text:span><text:a xlink:type="simple" xlink:href="https://developer.gnome.org/gtk3/3.8/GtkOffscreenWindow.html"><text:span text:style-name="T15">GtkOffscreenWindow</text:span></text:a></text:p>
      <text:p text:style-name="Preformatted_20_Text"><text:span text:style-name="T15"><text:s text:c="28"/></text:span><text:a xlink:type="simple" xlink:href="https://developer.gnome.org/gtk3/3.8/GtkPlug.html"><text:span text:style-name="T15">GtkPlug</text:span></text:a></text:p>
      <text:p text:style-name="Preformatted_20_Text"><text:span text:style-name="T15"><text:s text:c="24"/></text:span><text:a xlink:type="simple" xlink:href="https://developer.gnome.org/gtk3/3.8/GtkAlignment.html"><text:span text:style-name="T15">GtkAlignment</text:span></text:a></text:p>
      <text:p text:style-name="Preformatted_20_Text"><text:span text:style-name="T15"><text:s text:c="24"/></text:span><text:a xlink:type="simple" xlink:href="https://developer.gnome.org/gtk3/3.8/GtkComboBox.html"><text:span text:style-name="T15">GtkComboBox</text:span></text:a></text:p>
      <text:p text:style-name="Preformatted_20_Text"><text:span text:style-name="T15"><text:s text:c="28"/></text:span><text:a xlink:type="simple" xlink:href="https://developer.gnome.org/gtk3/3.8/GtkAppChooserButton.html"><text:span text:style-name="T15">GtkAppChooserButton</text:span></text:a></text:p>
      <text:p text:style-name="Preformatted_20_Text"><text:span text:style-name="T15"><text:s text:c="28"/></text:span><text:a xlink:type="simple" xlink:href="https://developer.gnome.org/gtk3/3.8/GtkComboBoxText.html"><text:span text:style-name="T15">GtkComboBoxText</text:span></text:a></text:p>
      <text:p text:style-name="P102"><text:span text:style-name="T15"><text:s text:c="24"/></text:span><text:a xlink:type="simple" xlink:href="https://developer.gnome.org/gtk3/3.8/GtkFrame.html"><text:span text:style-name="T15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7">。wdl本身也采用GObject的面向对象框架。</text:span></text:p>
      <text:p text:style-name="P10">Glib（这里需要注意大小写）包含了一些通用的处理函数<text:span text:style-name="T18">，字符串处理，内存管理等。其中比较重要的是主循环的概念，后面将详细讨论。</text:span></text:p>
      <text:p text:style-name="P11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2">GThread顾名思义，提供了多线程的支持。</text:p>
      <text:p text:style-name="P12">GIO提供了较高层的文件系统API。</text:p>
      <text:h text:style-name="Heading_20_3" text:outline-level="3"><text:bookmark-start text:name="__RefHeading__2135_1691521449"/><text:soft-page-break/>2.1.3 Gobject 信号<text:bookmark-end text:name="__RefHeading__2135_1691521449"/></text:h>
      <text:p text:style-name="P32">每个GObject对象可以注册多个信号，每个信号可以注册多个回调函数。在内部实现中<text:span text:style-name="T46">，每个信号都有一个信号ID表示，是一个guint类型的值。每个信号的回调函数用HandlerList结构表示，源代码gobject/gsignal.c：251</text:span></text:p>
      <text:p text:style-name="P85">struct _HandlerList </text:p>
      <text:p text:style-name="P85">{ </text:p>
      <text:p text:style-name="P85"><text:tab/>guint <text:s text:c="3"/>signal_id; <text:s text:c="53"/></text:p>
      <text:p text:style-name="P85"><text:tab/>Handler *handlers; </text:p>
      <text:p text:style-name="P85"><text:tab/>Handler *tail_before; <text:s/>/* normal signal handlers are appended here <text:s/>*/ </text:p>
      <text:p text:style-name="P85"><text:tab/>Handler *tail_after; <text:s text:c="2"/>/* CONNECT_AFTER handlers are appended here <text:s/>*/ </text:p>
      <text:p text:style-name="P85"><text:s/>}; </text:p>
      <text:p text:style-name="P33">Handler结构表示单个回调函数，本身实现为一个双向链表<text:span text:style-name="T48">，</text:span>源代码<text:span text:style-name="T47">gobject/gsignal.c：259。</text:span></text:p>
      <text:p text:style-name="P99"><text:s/><text:span text:style-name="T39">struct _Handler </text:span></text:p>
      <text:p text:style-name="P86">{ </text:p>
      <text:p text:style-name="P86"><text:tab/>gulong <text:s text:c="7"/>sequential_number; </text:p>
      <text:p text:style-name="P86"><text:tab/>Handler <text:s text:c="5"/>*next; </text:p>
      <text:p text:style-name="P86"><text:tab/>Handler <text:s text:c="5"/>*prev; </text:p>
      <text:p text:style-name="P86"><text:tab/>GQuark <text:s text:c="3"/>detail; </text:p>
      <text:p text:style-name="P86"><text:tab/>guint <text:s text:c="8"/>ref_count; </text:p>
      <text:p text:style-name="P86"><text:tab/>guint <text:s text:c="8"/>block_count : 16; </text:p>
      <text:p text:style-name="P86">#define HANDLER_MAX_BLOCK_COUNT (1 &lt;&lt; 16) </text:p>
      <text:p text:style-name="P86"><text:tab/>guint <text:s text:c="8"/>after : 1; </text:p>
      <text:p text:style-name="P86"><text:tab/>guint <text:s text:c="8"/>has_invalid_closure_notify : 1; </text:p>
      <text:p text:style-name="P86"><text:tab/>GClosure <text:s text:c="4"/>*closure; </text:p>
      <text:p text:style-name="P86">}; </text:p>
      <text:p text:style-name="P34">GClosure结构表示程序中的回调函数<text:span text:style-name="T49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5">信号与具体对象是的联系是通过一个全局静态的hash表指定的<text:span text:style-name="T50">。源代码gobject/gsignal.c：303</text:span></text:p>
      <text:p text:style-name="P87">static GHashTable <text:s text:c="3"/>*g_handler_list_bsa_ht = NULL;</text:p>
      <text:p text:style-name="P36">该hash表是gpointer<text:span text:style-name="T51">（其实是void *，C语言里的通用指针）和GBSearchArray的对应。</text:span></text:p>
      <text:p text:style-name="P37"><text:soft-page-break/>GBSearchArray是二叉查找树结构，与具体对象相关的所有HandlerList结构。</text:p>
      <text:p text:style-name="P38">因此<text:span text:style-name="T52">，指定具体对象，</text:span>先通过g_hash_table_lookup ()查找到GBsearchArray结构，再调用<text:span text:style-name="T52">g_bsearch_array_lookup()就可以找到该对象某个特定信号的处理函数。</text:span></text:p>
      <text:h text:style-name="Heading_20_3" text:outline-level="3"><text:bookmark-start text:name="__RefHeading__2137_1691521449"/>2.1.<text:span text:style-name="T42">4</text:span> <text:span text:style-name="T19">GmainLoop</text:span><text:bookmark-end text:name="__RefHeading__2137_1691521449"/></text:h>
      <text:p text:style-name="P13"><text:a xlink:type="simple" xlink:href="https://developer.gnome.org/glib/2.38/glib-The-Main-Event-Loop.html#GMainLoop"><text:span text:style-name="T22">GMainLoop</text:span></text:a>（the main event loop）管理GLIB和GTK+应用程序中所有事件的源<text:span text:style-name="T21">（sources）</text:span>。事件源可以理解为直接导致事件发生的对象<text:span text:style-name="T23">。</text:span>事件可以任意数量<text:span text:style-name="T20">，任意源；比如文件描述符（普通文件，管道或者套接字）或者定时器。一般用</text:span><text:a xlink:type="simple" xlink:href="https://developer.gnome.org/glib/2.38/glib-The-Main-Event-Loop.html#g-source-attach"><text:span text:style-name="T20">g_source_attach()</text:span></text:a><text:span text:style-name="T20">将一个新事件添加到GMainLoop中。</text:span></text:p>
      <text:p text:style-name="P13">为了让多个独立的源可以在不同线程中被处理<text:span text:style-name="T22">，每个源与一个</text:span><text:a xlink:type="simple" xlink:href="https://developer.gnome.org/glib/2.38/glib-The-Main-Event-Loop.html#GMainContext"><text:span text:style-name="T22">GMainContext</text:span></text:a><text:span text:style-name="T22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4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4">也可以添加空闲（idle）函数以及相关的优先级。没有更高优先级的事件要执行时就会被执行。</text:p>
      <text:p text:style-name="P14">GMainLoop表示一个主事件循环。使用<text:a xlink:type="simple" xlink:href="https://developer.gnome.org/glib/2.38/glib-The-Main-Event-Loop.html#g-main-loop-new">g_main_loop_new()</text:a>创建。添加了初始化的事件源后<text:span text:style-name="T25">，调用</text:span><text:a xlink:type="simple" xlink:href="https://developer.gnome.org/glib/2.38/glib-The-Main-Event-Loop.html#g-main-loop-run"><text:span text:style-name="T25">g_main_loop_run()</text:span></text:a><text:span text:style-name="T25">。这会不断检查事件源中的事件，然后执行。最后，其中一个事件中调用了</text:span><text:a xlink:type="simple" xlink:href="https://developer.gnome.org/glib/2.38/glib-The-Main-Event-Loop.html#g-main-loop-quit"><text:span text:style-name="T25">g_main_loop_quit()</text:span></text:a><text:span text:style-name="T25">就会退出主循环，也就是g_main_loop_run()将返回。</text:span></text:p>
      <text:p text:style-name="P17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7">GTK+中有一些函数是对GMainLoop的封装，比如gtk_main(),gtk_main_quit()和gtk_events_pending()。</text:p>
      <text:p text:style-name="P19">下面代码是GMainLoop的C结构体，一个GMainLoop只有一个GMainContext，一个GMainContext则可以关联多个事件源。可以看到<text:span text:style-name="T27">，GMainLoop只是GMainContext的简单封装，因此，很多时候可以将GMainLoop，也就是主循环直接看作GMainContext。</text:span></text:p>
      <text:p text:style-name="P80"><text:s/>struct _GMainLoop { </text:p>
      <text:p text:style-name="P80"><text:tab/>GMainContext *context; <text:s text:c="50"/></text:p>
      <text:p text:style-name="P80"><text:tab/>gboolean is_running; </text:p>
      <text:p text:style-name="P80"><text:tab/>gint ref_count; </text:p>
      <text:p text:style-name="P80"><text:s/>};</text:p>
      <text:p text:style-name="Text_20_body">下图表示一个<text:span text:style-name="T63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<text:soft-page-break/>初始化完成后进入准备就绪阶段<text:span text:style-name="T64">，然后轮询事件源，检测到事件发生就为其分配相应的任务然后执行。执行完成后，进入下一次循环。</text:span></text:p>
      <text:h text:style-name="Heading_20_3" text:outline-level="3"><text:bookmark-start text:name="__RefHeading__2139_1691521449"/>2.1.<text:span text:style-name="T43">5</text:span> 创建新的事件源类型<text:bookmark-end text:name="__RefHeading__2139_1691521449"/></text:h>
      <text:p text:style-name="P18"><text:span text:style-name="T26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6">g_source_new()</text:span></text:a><text:span text:style-name="T26">，需要指定对事件源具体操作的函数和事件源结构体的大小。</text:span></text:p>
      <text:h text:style-name="Heading_20_3" text:outline-level="3"><text:bookmark-start text:name="__RefHeading__2141_1691521449"/>2.1.<text:span text:style-name="T44">6</text:span> 主循环过程<text:bookmark-end text:name="__RefHeading__2141_1691521449"/></text:h>
      <text:p text:style-name="P20">所谓主循环过程，就是指当我们调用<text:a xlink:type="simple" xlink:href="https://developer.gnome.org/glib/2.38/glib-The-Main-Event-Loop.html#g-main-loop-run">g_main_loop_run()</text:a>时，究竟执行了什么。源代码在<text:span text:style-name="T30">glib/gmain.c:3858。g_main_loop_run()的前一部分主要做一些检查，多线程同步等。然后开始执行下面代码：</text:span></text:p>
      <text:p text:style-name="P81">g_atomic_int_inc (&amp;loop-&gt;ref_count); <text:tab/>/* 增加引用计数 */</text:p>
      <text:p text:style-name="P81">loop-&gt;is_running = TRUE; </text:p>
      <text:p text:style-name="P81">while (loop-&gt;is_running) </text:p>
      <text:p text:style-name="P81"><text:tab/>g_main_context_iterate (loop-&gt;context, TRUE, TRUE, self); </text:p>
      <text:p text:style-name="P24">可以看到，程序进入了由while控制的循环<text:span text:style-name="T31">。单步执行</text:span><text:a xlink:type="simple" xlink:href="https://developer.gnome.org/glib/2.38/glib-The-Main-Event-Loop.html#g-main-context-iteration"><text:span text:style-name="T31">g_main_context_iterate()</text:span></text:a><text:span text:style-name="T31">。g_main_context_iterate()在glib/gmain.c:3649实现，执行循环中的单步任务。g_main_context_iterate()首先检查是否有事件源已经就绪，如果没有事件源就绪，在这里将</text:span><text:soft-page-break/><text:span text:style-name="T31">阻塞直到有一个事件源就绪。然后开始执行最高优先级的事件。</text:span></text:p>
      <text:p text:style-name="P25">因此g_main_loop_run()会在循环中不断执行，直到在一个事件中调用了g_mian_loop_quit()退出。</text:p>
      <text:h text:style-name="Heading_20_3" text:outline-level="3"><text:bookmark-start text:name="__RefHeading__2143_1691521449"/>2.1.<text:span text:style-name="T45">7</text:span> GMainLoop在GTK+中<text:bookmark-end text:name="__RefHeading__2143_1691521449"/></text:h>
      <text:p text:style-name="P26">下面是一个最小的GTK+应用程序，编译运行后将显示一个360x250大小的窗口。</text:p>
      <text:p text:style-name="P82">#include &lt;gtk/gtk.h&gt; </text:p>
      <text:p text:style-name="P82">int main(int argc, char *argv[]) </text:p>
      <text:p text:style-name="P82">{ </text:p>
      <text:p text:style-name="P82"><text:tab/>gtk_init(&amp;argc,&amp;argv); </text:p>
      <text:p text:style-name="P82"><text:tab/>GtkWidget *window=gtk_window_new(GTK_WINDOW_TOPLEVEL); </text:p>
      <text:p text:style-name="P82"><text:tab/>gtk_window_set_default_size(GTK_WINDOW(window),360,250); </text:p>
      <text:p text:style-name="P82"><text:tab/>gtk_window_set_position(GTK_WINDOW(window),GTK_WIN_POS_CENTER); </text:p>
      <text:p text:style-name="P82"><text:tab/>g_signal_connect(G_OBJECT(window),"destroy", </text:p>
      <text:p text:style-name="P82"><text:tab/><text:tab/><text:tab/><text:tab/>G_CALLBACK(gtk_main_quit),NULL); </text:p>
      <text:p text:style-name="P82"/>
      <text:p text:style-name="P82"><text:tab/>gtk_widget_show(window); </text:p>
      <text:p text:style-name="P82"><text:tab/>gtk_main(); </text:p>
      <text:p text:style-name="P82"><text:tab/>return 0; </text:p>
      <text:p text:style-name="P82">}</text:p>
      <text:p text:style-name="Text_20_body">本节将根据上述代码来解释GTK+的工作原理<text:span text:style-name="T32">。</text:span></text:p>
      <text:p text:style-name="P27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7"><text:a xlink:type="simple" xlink:href="https://developer.gnome.org/gtk3/3.8/GtkWindow.html#gtk-window-new">gtk_</text:a><text:a xlink:type="simple" xlink:href="https://developer.gnome.org/gtk3/3.8/GtkWindow.html#gtk-window-new"><text:span text:style-name="T35">window_new()</text:span></text:a><text:span text:style-name="T35">创建一个窗口，</text:span><text:a xlink:type="simple" xlink:href="https://developer.gnome.org/gtk3/3.8/GtkWindow.html#gtk-window-new"><text:span text:style-name="T35">gtk_window_set_default_size()</text:span></text:a><text:span text:style-name="T35">和</text:span><text:a xlink:type="simple" xlink:href="https://developer.gnome.org/gtk3/3.8/GtkWindow.html#gtk-window-new"><text:span text:style-name="T35">gtk_window_set_position()</text:span></text:a><text:span text:style-name="T35">分别设置该窗口的默认大小和所在位置。</text:span></text:p>
      <text:p text:style-name="P27">g_<text:span text:style-name="T36">signal_connect()为窗口注册回调函数，当'destroy'信号发出时（用户点击窗口关闭按钮）调用</text:span><text:a xlink:type="simple" xlink:href="https://developer.gnome.org/gtk3/3.8/gtk3-General.html#gtk-main-quit"><text:span text:style-name="T36">gtk_mian_quit()</text:span></text:a><text:span text:style-name="T36">，将退出程序。</text:span></text:p>
      <text:p text:style-name="P28">创建的窗口默认是不可见的，因此调用<text:a xlink:type="simple" xlink:href="https://developer.gnome.org/gtk3/3.8/GtkWidget.html#gtk-widget-show">gtk_widget_show()</text:a>显示窗口。</text:p>
      <text:p text:style-name="P29">最后调用<text:a xlink:type="simple" xlink:href="https://developer.gnome.org/gtk3/3.8/gtk3-General.html#gtk-main"><text:span text:style-name="T37">gtk_main()</text:span></text:a><text:span text:style-name="T37">，该函数启动GTK+内部的主循环，源代码gtk/gtkmain.c：1144。</text:span></text:p>
      <text:p text:style-name="P83">loop = g_main_loop_new (NULL, TRUE); </text:p>
      <text:p text:style-name="P83">main_loops = g_slist_prepend (main_loops, loop); </text:p>
      <text:p text:style-name="P83"/>
      <text:p text:style-name="P83">if (g_main_loop_is_running (main_loops-&gt;data)) </text:p>
      <text:p text:style-name="P83"><text:soft-page-break/>{ </text:p>
      <text:p text:style-name="P83"><text:s text:c="4"/>gdk_threads_leave (); <text:tab/>/* 为了兼容低版本<text:span text:style-name="T38">GTK+，现在可以不用考虑 <text:s/>*/</text:span></text:p>
      <text:p text:style-name="P83"><text:s text:c="4"/>g_main_loop_run (loop); </text:p>
      <text:p text:style-name="P84"><text:s text:c="4"/>gdk_threads_enter (); <text:tab/>/* 为了兼容低版本<text:span text:style-name="T38">GTK+，现在可以不用考虑 <text:s/>*/</text:span></text:p>
      <text:p text:style-name="P83"><text:s text:c="4"/>gdk_flush (); </text:p>
      <text:p text:style-name="P83">}</text:p>
      <text:p text:style-name="Text_20_body">调用<text:span text:style-name="T40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30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30">同时<text:span text:style-name="T41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1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53">wdl使用libcurl来完成HTTP和FTP的数据传输。本节将讨论HTTP和FTP协议，以及libcurl的使用。<text:span text:style-name="T75">libcurl本身支持非常多的协议，但是提供了相对一致的接口。</text:span></text:p>
      <text:h text:style-name="Heading_20_3" text:outline-level="3"><text:bookmark-start text:name="__RefHeading__2145_1691521449"/>2.2.1 URL<text:bookmark-end text:name="__RefHeading__2145_1691521449"/></text:h>
      <text:p text:style-name="P52">URL即统一资源定位符(Uniform Resource Locator)，是对互联网上得到的资源的位置的访问方法的一种简洁表示，是互联网上标准资源的地址。互联网上每个文件有唯一的<text:span text:style-name="T65">URL表示，包含了HTTP客户端该如何获取它的一些信息。URL的结构如下</text:span></text:p>
      <text:p text:style-name="P90">scheme://domain:port/path?query#fragment</text:p>
      <text:p text:style-name="P41">scheme表示协议<text:span text:style-name="T66">，忽略大小写；一般有http,https,ftp等，如果没有指定，默认http。</text:span></text:p>
      <text:p text:style-name="P41">domain表示点分的<text:span text:style-name="T67">IP地址或者是DNS域名；比如[db8:0cec::99:123a]或者example.org。</text:span></text:p>
      <text:p text:style-name="P41">path表示在指定主机上该资源的位置<text:span text:style-name="T67">，区分大小写；比如/index.html，如果没有指定，默认为/。</text:span></text:p>
      <text:p text:style-name="P41">query包含了发送给服务器的一些参数<text:span text:style-name="T68">，是键\值的对应组，多个由&amp;隔开；比如first=A&amp;second=B。</text:span></text:p>
      <text:p text:style-name="P41">fragment 表示页面中的位置<text:span text:style-name="T69">，一般是HTML文件中某个章节。</text:span></text:p>
      <text:p text:style-name="P54">其中scheme，path，query，fragment都可以不指定。如www.example.com是合法的URL。</text:p>
      <text:p text:style-name="P54"><text:soft-page-break/>但是如果指定了响应的值，必须是相应合法的值。</text:p>
      <text:p text:style-name="P55">不可打印字符比如中文，需要通过十六进制编码的方式传输，比如%AD。</text:p>
      <text:p text:style-name="P56">在一些协议中，使用了认证机制，比如FTP；可以在FTP的URL中加入用户名和密码。如下</text:p>
      <text:p text:style-name="P91">ftp://username:password@domain/path?query#fragment</text:p>
      <text:h text:style-name="Heading_20_3" text:outline-level="3"><text:bookmark-start text:name="__RefHeading__2147_1691521449"/>2.2.<text:span text:style-name="T66">2</text:span> HTTP<text:bookmark-end text:name="__RefHeading__2147_1691521449"/></text:h>
      <text:p text:style-name="P39"><text:span text:style-name="T33">HTTP即超文本传输协议（</text:span>Hyper Text Transfer Protocol<text:span text:style-name="T33">）。本小节讨论HTTP的协议内容，将不会讨论HTTP引出的一些扩展概念，比如Web、链接管理、缓存、代理等，关于这方面的详细信息可以参考《HTTP权威指南》，同时我也假设读者在这方面有了一定的知识背景。</text:span></text:p>
      <text:p text:style-name="P40">Web内容都是存储在Web服务器上的。Web服务器所使用的是HTTP协议，因此经常会被称为HTTP服务器。这些HTTP服务器存储了互联网中的数据，如果HTTP客户端请求的话，它们就提供数据。</text:p>
      <text:p text:style-name="P40">浏览一个页面时<text:span text:style-name="T53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40">一个<text:span text:style-name="T54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40"/>
      <text:p text:style-name="P42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HTTP支持几种不同的请求命令，这些命令称为HTTP方法（HTTP method）。每条<text:span text:style-name="T55">HTTP请求都包含一个方法。这些方法告诉服务器要执行什么动作（获取页面，运行一个网关程序或者删除一个文件等）。五种常见的方法分别为</text:span></text:p>
      <text:list xml:id="list2706630509083025021" text:style-name="L1">
        <text:list-item>
          <text:p text:style-name="P108">GET<text:tab/>从服务器向客户端发送指定的资源</text:p>
        </text:list-item>
        <text:list-item>
          <text:p text:style-name="P108"><text:soft-page-break/>PUT<text:tab/>将来自客户端的数据存储到一个指定的服务器的资源中去</text:p>
        </text:list-item>
        <text:list-item>
          <text:p text:style-name="P108">DELETE<text:tab/>从服务器中删除命名资源</text:p>
        </text:list-item>
        <text:list-item>
          <text:p text:style-name="P109">POST<text:tab/>将客户端数据发送到一个服务器网管应用程序</text:p>
        </text:list-item>
        <text:list-item>
          <text:p text:style-name="P109">HEAD<text:tab/>仅发送响应中的HTTP首部</text:p>
        </text:list-item>
      </text:list>
      <text:p text:style-name="P43">每条<text:span text:style-name="T56">HTTP响应报文返回时都会携带一个状态码。状态码是一个三位数的值，表示客户端请求的结果。</text:span></text:p>
      <text:list xml:id="list275309843116447692" text:style-name="L2">
        <text:list-item>
          <text:p text:style-name="P110">100 ～ 199<text:tab/>信息性状态码</text:p>
        </text:list-item>
        <text:list-item>
          <text:p text:style-name="P110">200 ~ 299<text:tab/>成功状态码，最常见的是200。</text:p>
        </text:list-item>
        <text:list-item>
          <text:p text:style-name="P110">300 ～ 399<text:tab/>重定向状态码，表示所请求的资源已经移动了位置，请客户端重新使用新位置请求。</text:p>
        </text:list-item>
        <text:list-item>
          <text:p text:style-name="P110">400 ～ 499<text:tab/>客户端错误状态码，一般是客户端发送了错误的请求；最常见的是404，服务器无法 找到指定的资源。</text:p>
        </text:list-item>
        <text:list-item>
          <text:p text:style-name="P110">500 ～ 599<text:tab/>服务器错误状态吗，客户端发送了有效的请求，但服务器自身却出现了问题。</text:p>
        </text:list-item>
      </text:list>
      <text:p text:style-name="P44">一般认为大于等于<text:span text:style-name="T57">400的状态吗表示请求失败，反之表示请求有效。</text:span>伴随着每个状态码，HTTP响应中还会有一条解释性的内容。在上述例子中是“OK”，如果是404则一般是“Not Found”。</text:p>
      <text:p text:style-name="P45">HTTP报文是由一行一行的简单字符串组成的，都是纯文本。下图显示了一个简单事务使用的HTTP报文。</text:p>
      <text:p text:style-name="P45"/>
      <text:p text:style-name="P45"><draw:frame draw:style-name="fr3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报文的第一行就是起始行<text:span text:style-name="T58">，在请求报文中用来说明请求什么，在响应报文中说明发生了什么情况，用\r\n分割。</text:span></text:p>
      <text:p text:style-name="P45">起始行后面有零个或者多个首部字段<text:span text:style-name="T59">。每个首部字段都包含一个名字和一个值，用：分开。每个首部字段之</text:span><text:soft-page-break/><text:span text:style-name="T59">间用\r\n分割，首部结束用一个空行分割。关于首部各个字段的具体内涵，请读者自行参考相关文献。</text:span></text:p>
      <text:p text:style-name="P46">HTTP首部之后跟着消息主体<text:span text:style-name="T60">，请求和响应依据具体情况都可以没有消息主体，但响应一般都会有。</text:span></text:p>
      <text:p text:style-name="P47">HTTP起始行中还有一个HTTP版本号，现在一般都用HTTP/1.1或者HTTP/1.0，差别主要在支持的首部上，这已经超出了本书的讨论范围。在本文中<text:span text:style-name="T61">，所有的HTTP报文都采用HTTP/1.1。</text:span></text:p>
      <text:p text:style-name="P47">下面是我写的一个简单socket程序<text:span text:style-name="T62">，该程序对命令行参数指定的URL执行HTTP的GET方法。将返回的结果输出到标准输出。为了简化URL的解析，使用了第三方的libsoup。该程序的编译运行环境为Linux 3.11 x86_64、GCC 4.8.1、libsoup2.4。</text:span></text:p>
      <text:p text:style-name="P88">#include &lt;stdio.h&gt; </text:p>
      <text:p text:style-name="P88">#include &lt;stdlib.h&gt; </text:p>
      <text:p text:style-name="P88">#include &lt;unistd.h&gt; </text:p>
      <text:p text:style-name="P88">#include &lt;string.h&gt; </text:p>
      <text:p text:style-name="P88">#include &lt;sys/types.h&gt; </text:p>
      <text:p text:style-name="P88">#include &lt;sys/socket.h&gt; </text:p>
      <text:p text:style-name="P88">#include &lt;netdb.h&gt; </text:p>
      <text:p text:style-name="P88">#include &lt;libsoup/soup.h&gt; </text:p>
      <text:p text:style-name="P88">#include &lt;errno.h&gt; </text:p>
      <text:p text:style-name="P88"/>
      <text:p text:style-name="P88">int main(int argc, char *argv[]) </text:p>
      <text:p text:style-name="P88">{ </text:p>
      <text:p text:style-name="P88"><text:tab/>if(argc!=2){ </text:p>
      <text:p text:style-name="P88"><text:tab/><text:tab/>fprintf(stderr,"Usage: hget url\n"); </text:p>
      <text:p text:style-name="P88"><text:tab/><text:tab/>return 0; </text:p>
      <text:p text:style-name="P88"><text:tab/>} </text:p>
      <text:p text:style-name="P88"/>
      <text:p text:style-name="P88"><text:tab/>SoupURI *url=soup_uri_new(argv[1]); </text:p>
      <text:p text:style-name="P88"><text:tab/>if(url==NULL){ </text:p>
      <text:p text:style-name="P88"><text:tab/><text:tab/>fprintf(stderr,"Invalid URL!\n"); </text:p>
      <text:p text:style-name="P88"><text:tab/><text:tab/>return -1; </text:p>
      <text:p text:style-name="P88"><text:tab/>}else if(strcmp("http",soup_uri_get_scheme(url))){ </text:p>
      <text:p text:style-name="P88"><text:tab/><text:tab/>fprintf(stderr,"Only HTTP is supported!\n"); </text:p>
      <text:p text:style-name="P88"><text:tab/><text:tab/>return -2; </text:p>
      <text:p text:style-name="P88"><text:tab/>} </text:p>
      <text:p text:style-name="P88"><text:soft-page-break/><text:tab/>/* 解析主机地址 */ </text:p>
      <text:p text:style-name="P88"><text:tab/>struct addrinfo hints; </text:p>
      <text:p text:style-name="P88"><text:tab/>struct addrinfo *res=NULL; </text:p>
      <text:p text:style-name="P88"><text:tab/>memset(&amp;hints,0,sizeof(struct addrinfo)); </text:p>
      <text:p text:style-name="P88"><text:tab/>hints.ai_family=AF_UNSPEC; <text:tab/>/* Allow IPv4 or IPv6 */ </text:p>
      <text:p text:style-name="P88"><text:tab/>hints.ai_socktype=SOCK_STREAM; /* <text:s/>Stream socket */ </text:p>
      <text:p text:style-name="P88"><text:tab/>hints.ai_flags=0; </text:p>
      <text:p text:style-name="P88"><text:tab/>hints.ai_protocol=0; <text:tab/><text:tab/>/* Any protocol */ </text:p>
      <text:p text:style-name="P88"><text:tab/>if(getaddrinfo(soup_uri_get_host(url), "http", &amp;hints,&amp;res)){ </text:p>
      <text:p text:style-name="P88"><text:tab/><text:tab/>perror("Invalid host"); </text:p>
      <text:p text:style-name="P88"><text:tab/><text:tab/>return -3; </text:p>
      <text:p text:style-name="P88"><text:tab/>} </text:p>
      <text:p text:style-name="P88"><text:tab/>int sockfd=socket(res-&gt;ai_family,res-&gt;ai_socktype,res-&gt;ai_protocol); </text:p>
      <text:p text:style-name="P88"><text:tab/>if(socket&lt;0){ </text:p>
      <text:p text:style-name="P88"><text:tab/><text:tab/>perror("Fail to create socket"); </text:p>
      <text:p text:style-name="P88"><text:tab/><text:tab/>return -4; </text:p>
      <text:p text:style-name="P88"><text:tab/>} </text:p>
      <text:p text:style-name="P88"><text:tab/>/* 发起socket链接 <text:s/>*/</text:p>
      <text:p text:style-name="P88"><text:tab/>if(connect(sockfd,res-&gt;ai_addr,res-&gt;ai_addrlen)){ </text:p>
      <text:p text:style-name="P88"><text:tab/><text:tab/>perror("Fail to connect"); </text:p>
      <text:p text:style-name="P88"><text:tab/><text:tab/>return -5; </text:p>
      <text:p text:style-name="P88"><text:tab/>} </text:p>
      <text:p text:style-name="P88"><text:tab/>/* 构造HTTP请求报文 */ </text:p>
      <text:p text:style-name="P88"><text:tab/>char request[4096]; </text:p>
      <text:p text:style-name="P88"><text:tab/>snprintf(request,4096,"GET %s HTTP/1.1\r\n" </text:p>
      <text:p text:style-name="P88"><text:tab/><text:tab/><text:tab/><text:tab/>"Host: %s\r\nAccept: */*\r\nConnection: close\r\n\r\n", </text:p>
      <text:p text:style-name="P88"><text:tab/><text:tab/><text:tab/><text:tab/>soup_uri_get_path(url),soup_uri_get_host(url)); </text:p>
      <text:p text:style-name="P88"><text:tab/>/* 发送HTTP请求报文 */ </text:p>
      <text:p text:style-name="P88"><text:tab/>write(sockfd,request,strlen(request)); </text:p>
      <text:p text:style-name="P88"><text:tab/>char response[4096]; </text:p>
      <text:p text:style-name="P88"><text:tab/>int n; </text:p>
      <text:p text:style-name="P88"><text:tab/>/* 读取HTTP响应并输出到标准输出 */ </text:p>
      <text:p text:style-name="P88"><text:tab/>while((n=read(sockfd,response,4096))&gt;0){ </text:p>
      <text:p text:style-name="P88"><text:soft-page-break/><text:tab/><text:tab/>write(STDOUT_FILENO,response,n); </text:p>
      <text:p text:style-name="P88"><text:tab/>} </text:p>
      <text:p text:style-name="P88"/>
      <text:p text:style-name="P88"><text:tab/>freeaddrinfo(res); </text:p>
      <text:p text:style-name="P88"><text:tab/>/* 关闭套接字 */ </text:p>
      <text:p text:style-name="P88"><text:tab/>close(sockfd); </text:p>
      <text:p text:style-name="P88"><text:tab/>return 0; </text:p>
      <text:p text:style-name="P88">}</text:p>
      <text:p text:style-name="P48">运行结果如下：</text:p>
      <text:p text:style-name="P89">$./a.out <text:a xlink:type="simple" xlink:href="http://www.baidu.com/">http://www.baidu.com</text:a></text:p>
      <text:p text:style-name="P100">HTTP/1.1 200 OK </text:p>
      <text:p text:style-name="P89">Date: Sun, 23 Mar 2014 10:38:15 GMT </text:p>
      <text:p text:style-name="P89">Content-Type: text/html </text:p>
      <text:p text:style-name="P89">Transfer-Encoding: chunked </text:p>
      <text:p text:style-name="P89">Connection: Close </text:p>
      <text:p text:style-name="P89">Vary: Accept-Encoding </text:p>
      <text:p text:style-name="P89">Set-Cookie: BAIDUID=C6099A3FCCEC016FD7C78B679511F0F8:FG=1; expires=Thu, 31-Dec-37 23:55:55 GMT; max-age=2147483647; path=/; domain=.baidu.com </text:p>
      <text:p text:style-name="P89">Set-Cookie: BDSVRTM=0; path=/ </text:p>
      <text:p text:style-name="P89">Set-Cookie: H_PS_PSSID=5229_1435_5224_5722_4261_5565_4759_5659; path=/; domain=.baidu.com </text:p>
      <text:p text:style-name="P89">P3P: CP=" OTI DSP COR IVA OUR IND COM " </text:p>
      <text:p text:style-name="P89">Expires: Sun, 23 Mar 2014 10:38:00 GMT </text:p>
      <text:p text:style-name="P89">Cache-Control: private </text:p>
      <text:p text:style-name="P89">Server: BWS/1.1 </text:p>
      <text:p text:style-name="P89">BDPAGETYPE: 1 </text:p>
      <text:p text:style-name="P89">BDQID: 0xcc97b76d0023d327 </text:p>
      <text:p text:style-name="P89">BDUSERID: 0 </text:p>
      <text:p text:style-name="P89"/>
      <text:p text:style-name="P89">405e </text:p>
      <text:p text:style-name="P89">&lt;!DOCTYPE html&gt;&lt;!--STATUS OK--&gt;&lt;html&gt;&lt;head&gt;&lt;meta http-equiv="content-type" content="text/html;charset=utf-8"&gt;&lt;link rel="dns-prefetch.....&lt;省略&gt;</text:p>
      <text:h text:style-name="Heading_20_3" text:outline-level="3"><text:bookmark-start text:name="__RefHeading__2149_1691521449"/><text:soft-page-break/>2.2.3 HTTP在libcurl中<text:bookmark-end text:name="__RefHeading__2149_1691521449"/></text:h>
      <text:p text:style-name="P59">在上一节我们简单讨论了<text:span text:style-name="T74">HTTP协议，并且实现了一个发送HTTP请求的简单程序。</text:span>本节讨论libcurl内部是如何实现HTTP传输的<text:span text:style-name="T79">，主要关注libcurl的数据传输而不是内存管理、模块划分、错误处理等内容。</text:span></text:p>
      <text:p text:style-name="P59">在讨论libcurl的实现之前，先看一下如何使用libcurl发送<text:span text:style-name="T76">HTTP请求。下面这个程序可以看作是上一节HTTP小程序的libcurl版本。</text:span></text:p>
      <text:p text:style-name="P92">#include &lt;stdio.h&gt; </text:p>
      <text:p text:style-name="P92">#include &lt;curl/curl.h&gt; </text:p>
      <text:p text:style-name="P92"/>
      <text:p text:style-name="P92">int main(int argc, char *argv[]) </text:p>
      <text:p text:style-name="P92">{ </text:p>
      <text:p text:style-name="P92"><text:tab/>if(argc!=2){ </text:p>
      <text:p text:style-name="P92"><text:tab/><text:tab/>printf("Usage: a.out URL\n"); </text:p>
      <text:p text:style-name="P92"><text:tab/><text:tab/>return 0; </text:p>
      <text:p text:style-name="P92"><text:tab/>} </text:p>
      <text:p text:style-name="P92"><text:tab/>CURLcode code; </text:p>
      <text:p text:style-name="P92"><text:tab/>CURL *easy=curl_easy_init(); </text:p>
      <text:p text:style-name="P92"/>
      <text:p text:style-name="P92"><text:tab/>code=curl_easy_setopt(easy,CURLOPT_URL,argv[1]); </text:p>
      <text:p text:style-name="P92"><text:tab/>if(code!=CURLE_OK){ </text:p>
      <text:p text:style-name="P92"><text:tab/><text:tab/>fprintf(stderr,"Invalid URL!\n"); </text:p>
      <text:p text:style-name="P92"><text:tab/><text:tab/>return -1; </text:p>
      <text:p text:style-name="P92"><text:tab/>} </text:p>
      <text:p text:style-name="P92"><text:tab/>curl_easy_setopt(easy,CURLOPT_WRITEDATA,stdout); </text:p>
      <text:p text:style-name="P92"/>
      <text:p text:style-name="P92"><text:tab/>code=curl_easy_perform(easy); </text:p>
      <text:p text:style-name="P92"/>
      <text:p text:style-name="P92"><text:tab/>curl_easy_cleanup(easy); </text:p>
      <text:p text:style-name="P92"><text:tab/>return 0; </text:p>
      <text:p text:style-name="P92">}</text:p>
      <text:p text:style-name="Text_20_body">可以看到，libcurl隐藏了<text:span text:style-name="T87">URL的解析过程以及具体的socket通信。</text:span>curl_easy_init()创建一个CURL对象<text:span text:style-name="T77">，然后调用</text:span><text:a xlink:type="simple" xlink:href="http://curl.haxx.se/libcurl/c/curl_easy_setopt.html"><text:span text:style-name="T77">curl_easy_setopt()</text:span></text:a><text:span text:style-name="T77">分别设置URL和数据输出位置。在本例子中，输出到stdout。最后调用</text:span><text:a xlink:type="simple" xlink:href="http://curl.haxx.se/libcurl/c/curl_easy_perform.html"><text:span text:style-name="T77">curl_easy_perform()</text:span></text:a><text:span text:style-name="T77">发送HTTP请求并接受响应。curl_easy_setopt()可以设置很多参数，这里不详细描述。</text:span></text:p>
      <text:p text:style-name="P60"><text:soft-page-break/>CURL其实是void的别名（源代码include/curl/curl.h：93）。真正的结构是SessionHandle（源代码lib/urldata.h：1614），SessionHandle包含了完成数据传输用到的各种字段和设置，主要由curl_easy_setopt()设置。</text:p>
      <text:p text:style-name="P60">curl_easy_setopt()（源代码lib/easy.c：439）其实是Curl_setopt()（源代码lib/url.c：647）的简单封装。Curl_setopt()则是一个switch结构，主要就是完成选项的配置。</text:p>
      <text:p text:style-name="P61">curl_easy_perform()<text:span text:style-name="T80">（源代码lib/easy.c：470）</text:span>发起连接，完成必要的数据传输。在本例子中<text:span text:style-name="T78">，它将接受到的数据写到stdout，因为之前的curl_easy_setopt()设置。</text:span></text:p>
      <text:p text:style-name="P62">首先需要构造和发送HTTP首部，该任务由Curl_http()（源代码：lib/http.c：1633）完成<text:span text:style-name="T81">。该函数首先做一些通用检查，是否是HTTP协议，HTTP方法，HTTP协议版本，以及一些HTTP首部。以HTTP首部Transfer-Encoding为例，下面是Curl_http()对Transfer-Encoding做的检查和操作。</text:span></text:p>
      <text:p text:style-name="P63"/>
      <text:p text:style-name="P93">ptr = Curl_checkheaders(data, "Transfer-Encoding:"); </text:p>
      <text:p text:style-name="P93">if(ptr) { </text:p>
      <text:p text:style-name="P93"><text:tab/>/* Some kind of TE is requested, check if 'chunked' is chosen */ </text:p>
      <text:p text:style-name="P93"><text:tab/>data-&gt;req.upload_chunky = </text:p>
      <text:p text:style-name="P93"><text:tab/><text:tab/>Curl_compareheader(ptr, "Transfer-Encoding:", "chunked"); </text:p>
      <text:p text:style-name="P93">} else { </text:p>
      <text:p text:style-name="P93"><text:tab/>if((conn-&gt;handler-&gt;protocol&amp;CURLPROTO_HTTP) &amp;&amp; </text:p>
      <text:p text:style-name="P93"><text:tab/><text:tab/><text:tab/><text:tab/>data-&gt;set.upload &amp;&amp; </text:p>
      <text:p text:style-name="P93"><text:tab/><text:tab/><text:tab/><text:tab/>(data-&gt;set.infilesize == -1)) { </text:p>
      <text:p text:style-name="P93"><text:tab/><text:tab/>if(conn-&gt;bits.authneg) </text:p>
      <text:p text:style-name="P93"><text:tab/><text:tab/> <text:s text:c="2"/>/* don't enable chunked during auth neg */ </text:p>
      <text:p text:style-name="P93"><text:tab/><text:tab/> <text:s text:c="2"/>; </text:p>
      <text:p text:style-name="P93"><text:tab/><text:tab/>else if(use_http_1_1(data, conn)) { </text:p>
      <text:p text:style-name="P93"><text:tab/><text:tab/><text:tab/>/* HTTP, upload, unknown file size and not HTTP 1.0 */ </text:p>
      <text:p text:style-name="P93"><text:tab/><text:tab/><text:tab/>data-&gt;req.upload_chunky = TRUE; </text:p>
      <text:p text:style-name="P93"><text:tab/><text:tab/>} else { </text:p>
      <text:p text:style-name="P93"><text:tab/><text:tab/><text:tab/>failf(data, "Chunky upload is not supported by HTTP 1.0"); </text:p>
      <text:p text:style-name="P93"><text:tab/><text:tab/><text:tab/>return CURLE_UPLOAD_FAILED; </text:p>
      <text:p text:style-name="P93"><text:tab/><text:tab/>} </text:p>
      <text:p text:style-name="P93"><text:tab/>} else { </text:p>
      <text:p text:style-name="P93"><text:tab/><text:tab/>/* else, no chunky upload */ </text:p>
      <text:p text:style-name="P93"><text:tab/><text:tab/>data-&gt;req.upload_chunky = FALSE; </text:p>
      <text:p text:style-name="P93"><text:soft-page-break/><text:tab/>} </text:p>
      <text:p text:style-name="P93"><text:tab/>if(data-&gt;req.upload_chunky) </text:p>
      <text:p text:style-name="P93"><text:tab/> <text:s text:c="2"/>te = "Transfer-Encoding: chunked\r\n"; </text:p>
      <text:p text:style-name="P93">}</text:p>
      <text:p text:style-name="P64">程序先检查<text:span text:style-name="T81">Transfer-Encoding首部是否被设置。如果被设置了，设置chunked标志。如果没有Transfer-Encoding首部，首先检查是否是HTTP协议，是否有数据要上传，然后根据上传的数据来设置Transfer-Encoding首部的值，也就是“自动设置”。其他首部字段如Host，Referer等都是通过类似的流程处理。</text:span></text:p>
      <text:p text:style-name="P65">构造完成HTTP首部后，程序进入一个<text:span text:style-name="T82">switch结构，判断HTTP方法</text:span></text:p>
      <text:p text:style-name="P94">switch(httpreq) { </text:p>
      <text:p text:style-name="P94"><text:tab/>case HTTPREQ_POST_FORM: </text:p>
      <text:p text:style-name="P94"><text:tab/>…</text:p>
      <text:p text:style-name="P94"><text:tab/>case HTTPREQ_PUT：</text:p>
      <text:p text:style-name="P94"><text:tab/>...</text:p>
      <text:p text:style-name="P67">根据不同的HTTP方法，添加特定的HTTP首部，比如<text:span text:style-name="T83">POST方法中需要添加Content-Type和Content-Length两个首部字段。如果没有指定任何HTTP首部，会默认添加Host和Accept两个首部。如下</text:span></text:p>
      <text:p text:style-name="P95">GET / HTTP/1.1 </text:p>
      <text:p text:style-name="P95">Host: www.baidu.com </text:p>
      <text:p text:style-name="P95">Accept: */*</text:p>
      <text:p text:style-name="P69">完成方法特定首部的构造后，发送HTTP请求。Curl_write()（源代码lib/sendf.c：231）完成发送HTTP请求的工作，它的第二个参数就是一个socket文件描述符。</text:p>
      <text:p text:style-name="P66">完成HTTP请求的发送后，就是接受HTTP响应。<text:span text:style-name="T84">Curl_done()（源代码lib/url.c:5623）完成接收HTTP响应的工作。</text:span></text:p>
      <text:p text:style-name="P68">HTTP响应的起始行用\r\n分割，每个首部字段之间也用\r\n分割<text:span text:style-name="T85">，首部名与对应的值用：分割</text:span>，首部与消息主体用一个空行\r\n分割<text:span text:style-name="T86">，都是纯文本内容；</text:span>很容易解析。</text:p>
      <text:h text:style-name="Heading_20_3" text:outline-level="3"><text:bookmark-start text:name="__RefHeading__2151_1691521449"/>2.2.<text:span text:style-name="T73">4</text:span> FTP<text:bookmark-end text:name="__RefHeading__2151_1691521449"/></text:h>
      <text:p text:style-name="P49"><text:span text:style-name="T34">FTP即文件传输协议（</text:span>File Transfer Protocol<text:span text:style-name="T34">）。是基于TCP/IP的网络上进行两台计算机文件传输的协议。尽管HTTP替代了大多数FTP的功能，但FTP依然是客户机与服务器进行文件传输的有效方式。FTP允许客户端从服务器上下载文件，或者上传、创建甚至删除服务器上的文件或目录。</text:span></text:p>
      <text:p text:style-name="P58">本章节主要讨论FTP的数据传输方式，相关的FTP认证、安全等内容不在讨论范围内。有兴趣的读者可以参考<text:a xlink:type="simple" xlink:href="http://mirrors.ustc.edu.cn/rfc/rfc959.txt">RFC959</text:a>。</text:p>
      <text:p text:style-name="P50"><text:soft-page-break/>FTP和HTTP一样，是应用层协议，基于传输层。FTP是一个8位的客户端-服务器协议，能操作任何类型的文件而不需要进一步处理，就像MIME或者Unicode一样。但是，FTP有着极高的延时，这意味着，从开始请求到第一次接收数据之间时间可能比较长，并且不时地需要执行一些冗长的登录过程。</text:p>
      <text:p text:style-name="P51">FTP服务一般运行在20和21两个端口。端口20用于客户端与服务器之间的数据传输，而端口21用户客户端与服务器之间的控制信息传输。典型的<text:span text:style-name="T70">FTP客户端-服务器模型如下</text:span></text:p>
      <text:p text:style-name="P51"/>
      <text:p text:style-name="P57"><draw:frame draw:style-name="fr3" draw:name="Object5" text:anchor-type="paragraph" svg:width="8.5in" svg:height="3.989in" draw:z-index="4"><draw:object xlink:href="./Object 5" xlink:type="simple" xlink:show="embed" xlink:actuate="onLoad"/><draw:image xlink:href="./ObjectReplacements/Object 5" xlink:type="simple" xlink:show="embed" xlink:actuate="onLoad"/></draw:frame>FTP提供了认证机制，但是大部分站点都支持匿名访问。<text:span text:style-name="T71">FTP的控制流使用TELNET协议交换信息，包含TELNET命令和选项。然后大多数FTP控制桢都是简单的ASCII文本，可以分为FTP命令和FTP消息。FTP消息是对FTP命令的响应，它由带有解释文本的应答代码构成。</text:span></text:p>
      <text:p text:style-name="P70">FTP有两种连接方式，主动方式和被动方式。主动方式的连接过程是：客户端向服务器的FTP端口（默认是21）发送连接请求，服务器接受链接，并建立一条命令链路。当需要传输数据时，客户端在命令链路上用PORT命令告诉服务器：“我打开了X端口”。于是服务器从20端口向客户端的X端口发起链接，建立一条数据链路来传输数据（这是大部分FTP客户端的传输方式）。被动方式的链接过程是<text:span text:style-name="T72">：客户端向服务器的FTP端口（默认是21）发起连接请求，服务器接受连接，建立一条命令链路。当需要传送数据时，服务器在命令链路上用PASV命令告诉客户端：“我打开了X端口”。于是客户端向服务器的X端口发送链接请求，建立数据链路来传输数据。</text:span></text:p>
      <text:p text:style-name="P70">以客户端发送<text:span text:style-name="T88">FTP的PORT命令为例。FTP命令大部分都是纯文本，PORT当然也是。典型的PORT命令形式为PORT 10,2,0,2,4,31。该命令发送的消息其实是表示10.2.0.2:1039的IP地址和端口。PORT是命令，后面的数字表示IP地址和端口号。前四个表示IPv4的地址10.2.0.2。后面的4,31表示十六进制</text:span><text:soft-page-break/><text:span text:style-name="T88">的0x04和0x0F，合并后0x040F就是十进制端口值1039。命令用\r\n结尾。</text:span></text:p>
      <text:p text:style-name="P70">下面代码演示了<text:span text:style-name="T89">FTP的PORT命令。</text:span></text:p>
      <text:p text:style-name="P96">/* 将IP地址和端口表示为a,b,c,d,e,f形式 */ </text:p>
      <text:p text:style-name="P96">p_address_to_port_repr (&amp;addr, port, bytes, sizeof (bytes)); </text:p>
      <text:p text:style-name="P96">/* 构造 PORT 请求. <text:s/>*/ </text:p>
      <text:p text:style-name="P96">snprintf(request,”PORT %s<text:span text:style-name="T91">\r\n</text:span>”,bytes);</text:p>
      <text:p text:style-name="P96">/* 发送请求 */</text:p>
      <text:p text:style-name="P96">nwritten = fd_write (csock, request, strlen (request), -1);</text:p>
      <text:p text:style-name="Text_20_body">FTP的响应信息由两部分组成，响应码和描述信息。常见的响应码有<text:span text:style-name="T95">125,150,220。例如200的描述信息为”Command okay”。下面列出了是部分响应码。</text:span></text:p>
      <table:table table:name="FTP响应码" table:style-name="FTP响应码">
        <table:table-column table:style-name="FTP响应码.A"/>
        <table:table-column table:style-name="FTP响应码.B"/>
        <table:table-row>
          <table:table-cell table:style-name="FTP响应码.A1" office:value-type="string">
            <text:p text:style-name="P104">响应码</text:p>
          </table:table-cell>
          <table:table-cell table:style-name="FTP响应码.B1" office:value-type="string">
            <text:p text:style-name="P105">响应格式</text:p>
          </table:table-cell>
        </table:table-row>
        <table:table-row>
          <table:table-cell table:style-name="FTP响应码.A2" office:value-type="string">
            <text:p text:style-name="P103">120</text:p>
          </table:table-cell>
          <table:table-cell table:style-name="FTP响应码.B2" office:value-type="string">
            <text:p text:style-name="P103">120 Service ready in nnn minutes</text:p>
          </table:table-cell>
        </table:table-row>
        <table:table-row>
          <table:table-cell table:style-name="FTP响应码.A2" office:value-type="string">
            <text:p text:style-name="P103">125</text:p>
          </table:table-cell>
          <table:table-cell table:style-name="FTP响应码.B2" office:value-type="string">
            <text:p text:style-name="P103">125 Data connection already open;transfer starting</text:p>
          </table:table-cell>
        </table:table-row>
        <table:table-row>
          <table:table-cell table:style-name="FTP响应码.A2" office:value-type="string">
            <text:p text:style-name="P103">150</text:p>
          </table:table-cell>
          <table:table-cell table:style-name="FTP响应码.B2" office:value-type="string">
            <text:p text:style-name="P103">150 File status; about to open data connection</text:p>
          </table:table-cell>
        </table:table-row>
        <table:table-row>
          <table:table-cell table:style-name="FTP响应码.A2" office:value-type="string">
            <text:p text:style-name="P106">200</text:p>
          </table:table-cell>
          <table:table-cell table:style-name="FTP响应码.B2" office:value-type="string">
            <text:p text:style-name="P106">200 Command okay</text:p>
          </table:table-cell>
        </table:table-row>
        <table:table-row>
          <table:table-cell table:style-name="FTP响应码.A2" office:value-type="string">
            <text:p text:style-name="P106">211</text:p>
          </table:table-cell>
          <table:table-cell table:style-name="FTP响应码.B2" office:value-type="string">
            <text:p text:style-name="P106">211 System status, or system help reply</text:p>
          </table:table-cell>
        </table:table-row>
        <table:table-row>
          <table:table-cell table:style-name="FTP响应码.A2" office:value-type="string">
            <text:p text:style-name="P107">530</text:p>
          </table:table-cell>
          <table:table-cell table:style-name="FTP响应码.B2" office:value-type="string">
            <text:p text:style-name="P107">530 Not logged in</text:p>
          </table:table-cell>
        </table:table-row>
      </table:table>
      <text:p text:style-name="P74">响应码大于400表示命令执行失败。</text:p>
      <text:h text:style-name="Heading_20_3" text:outline-level="3"><text:bookmark-start text:name="__RefHeading__2153_1691521449"/>2.2.5 FTP在libcurl中<text:bookmark-end text:name="__RefHeading__2153_1691521449"/></text:h>
      <text:p text:style-name="Text_20_body">本节主要关注libcurl是如何发送和接受<text:span text:style-name="T90">FTP命令消息的。在libcurl中执行不同协议的操作都是调用curl_easy_perform()。然后再根据协议调用相关函数。</text:span></text:p>
      <text:p text:style-name="P71">Curl_ftpsendf()（源代码lib/ftp.c：4135）发送ftp请求的<text:span text:style-name="T92">，它的参数可以变，类似于printf。如果要发送PORT命令，可以这样调用Curl_ftpsendf(conn,”PORT %s,%s,%s,%s,%s,%s”,a,b,c,d,e,f)。</text:span></text:p>
      <text:p text:style-name="P72">Curl_ftpsendf()先根据用户指定的形式构造字符串<text:span text:style-name="T93">，</text:span></text:p>
      <text:p text:style-name="P97">write_len = vsnprintf(s, SBUF_SIZE-3, fmt, ap);</text:p>
      <text:p text:style-name="Text_20_body">在添加<text:span text:style-name="T94">\r\n结束符。</text:span></text:p>
      <text:p text:style-name="P98">strcpy(&amp;s[write_len], "\r\n");</text:p>
      <text:p text:style-name="P73">最后发送数据。</text:p>
      <text:p text:style-name="P98"><text:s/>res = Curl_write(conn, conn-&gt;sock[FIRSTSOCKET], sptr, write_len, &amp;bytes_written);</text:p>
      <text:p text:style-name="Text_20_body">Curl_GetFTPResponse()（源代码lib/ftp.c：675）获取返回的<text:span text:style-name="T96">FTP响应。FTP的请求命令与响应都是纯文本形式，很容易解析。</text:span></text:p>
      <text:h text:style-name="Heading_20_2" text:outline-level="2"><text:bookmark-start text:name="__RefHeading__237_1157848091"/><text:soft-page-break/>2.3 libtransmission<text:bookmark-end text:name="__RefHeading__237_1157848091"/></text:h>
      <text:p text:style-name="P3">libtransmission...</text:p>
      <text:h text:style-name="P115" text:outline-level="1"><text:bookmark-start text:name="__RefHeading__239_1157848091"/><text:span text:style-name="T12">3. </text:span>wdl的实现<text:bookmark-end text:name="__RefHeading__239_1157848091"/></text:h>
      <text:p text:style-name="P111">wdl的整体结构采用GObject提供的面向对象机制，读者只要将其理解为C++中的类机制就行。同<text:span text:style-name="T97">C++的代码组织方式一样，也是在头文件（.h）里定义类，在源文件（.c）里实现类。比如文件wlhttper.h和wlhttper.c分别是类WlHttper的定义于实现。</text:span></text:p>
      <text:p text:style-name="P111">wdl的命名规范沿用了<text:span text:style-name="T97">GTK+的命名规范。Wl为前缀，功能类似C++中的命名空间。下面列出了wdl中实现的类以及具体功能。</text:span></text:p>
      <table:table table:name="WDL类" table:style-name="WDL类">
        <table:table-column table:style-name="WDL类.A"/>
        <table:table-column table:style-name="WDL类.B"/>
        <table:table-column table:style-name="WDL类.C"/>
        <table:table-row>
          <table:table-cell table:style-name="WDL类.A1" office:value-type="string">
            <text:p text:style-name="P105">类名</text:p>
          </table:table-cell>
          <table:table-cell table:style-name="WDL类.A1" office:value-type="string">
            <text:p text:style-name="P105">父类</text:p>
          </table:table-cell>
          <table:table-cell table:style-name="WDL类.C1" office:value-type="string">
            <text:p text:style-name="P105">功能</text:p>
          </table:table-cell>
        </table:table-row>
        <table:table-row>
          <table:table-cell table:style-name="WDL类.A2" office:value-type="string">
            <text:p text:style-name="P120">WlHttper</text:p>
          </table:table-cell>
          <table:table-cell table:style-name="WDL类.A2" office:value-type="string">
            <text:p text:style-name="P122">GtkEventBox</text:p>
          </table:table-cell>
          <table:table-cell table:style-name="WDL类.C7" office:value-type="string">
            <text:p text:style-name="P121">管理一个HTTP或者FTP下载任务，包括任务的界面<text:span text:style-name="T98">，任务的管理（暂停、下载、重新开始等）。下载任务在一个新线程中执行，WlHttper会完成对线程的管理。在使用WlHttper类时不用考虑多线程（这也是面向对象意义所在）。但后面我们会讨论WlHttper是如何管理多线程的。</text:span></text:p>
          </table:table-cell>
        </table:table-row>
        <table:table-row>
          <table:table-cell table:style-name="WDL类.A2" office:value-type="string">
            <text:p text:style-name="P123">WlBter</text:p>
          </table:table-cell>
          <table:table-cell table:style-name="WDL类.A2" office:value-type="string">
            <text:p text:style-name="P123">GtkEventBox</text:p>
          </table:table-cell>
          <table:table-cell table:style-name="WDL类.C7" office:value-type="string">
            <text:p text:style-name="P121">与<text:span text:style-name="T99">WlHttper类似，但是它管理的是一个BT下载任务，</text:span><text:span text:style-name="T100">TODO</text:span></text:p>
          </table:table-cell>
        </table:table-row>
        <table:table-row>
          <table:table-cell table:style-name="WDL类.A2" office:value-type="string">
            <text:p text:style-name="P124">WlHttperMenu</text:p>
          </table:table-cell>
          <table:table-cell table:style-name="WDL类.A2" office:value-type="string">
            <text:p text:style-name="P124">GtkMenu</text:p>
          </table:table-cell>
          <table:table-cell table:style-name="WDL类.C7" office:value-type="string">
            <text:p text:style-name="P121">管理一个<text:span text:style-name="T101">WlHttper的右键菜单，默认一些简单的功能，也可以额外添加。该类被嵌入WlHttper中。</text:span></text:p>
          </table:table-cell>
        </table:table-row>
        <table:table-row>
          <table:table-cell table:style-name="WDL类.A2" office:value-type="string">
            <text:p text:style-name="P125">WlHttperProperties</text:p>
          </table:table-cell>
          <table:table-cell table:style-name="WDL类.A2" office:value-type="string">
            <text:p text:style-name="P125">GtkDialog</text:p>
          </table:table-cell>
          <table:table-cell table:style-name="WDL类.C7" office:value-type="string">
            <text:p text:style-name="P126">这是一个对话框，用来显示一个HTTP或者FTP下载任务的信息。URL地址和保存路径。</text:p>
          </table:table-cell>
        </table:table-row>
        <table:table-row>
          <table:table-cell table:style-name="WDL类.A2" office:value-type="string">
            <text:p text:style-name="P127">WlUrlDialog</text:p>
          </table:table-cell>
          <table:table-cell table:style-name="WDL类.A2" office:value-type="string">
            <text:p text:style-name="P127">GtkDialog</text:p>
          </table:table-cell>
          <table:table-cell table:style-name="WDL类.C7" office:value-type="string">
            <text:p text:style-name="P121">这是一个对话框<text:span text:style-name="T102">，用来供用户输出URL地址。由WlDownloadWindow调用，开始一个HTTP或者FTP下载。</text:span></text:p>
          </table:table-cell>
        </table:table-row>
        <table:table-row>
          <table:table-cell table:style-name="WDL类.A2" office:value-type="string">
            <text:p text:style-name="P128">WlDownloader</text:p>
          </table:table-cell>
          <table:table-cell table:style-name="WDL类.A2" office:value-type="string">
            <text:p text:style-name="P128">GtkScrolledWindow</text:p>
          </table:table-cell>
          <table:table-cell table:style-name="WDL类.C7" office:value-type="string">
            <text:p text:style-name="P129">下载任务的总管理，管理WlHttper和WlBter，对外提供一致的访问方式。</text:p>
          </table:table-cell>
        </table:table-row>
        <table:table-row>
          <table:table-cell table:style-name="WDL类.A2" office:value-type="string">
            <text:p text:style-name="P130">WlDownloadWindow</text:p>
          </table:table-cell>
          <table:table-cell table:style-name="WDL类.A2" office:value-type="string">
            <text:p text:style-name="P130">GtkWindow</text:p>
          </table:table-cell>
          <table:table-cell table:style-name="WDL类.C8" office:value-type="string">
            <text:p text:style-name="P129">wdl的主窗口类，负责窗口菜单，以及WlDownloader。</text:p>
          </table:table-cell>
        </table:table-row>
        <table:table-row>
          <table:table-cell table:style-name="WDL类.A2" office:value-type="string">
            <text:p text:style-name="P132">TODO</text:p>
          </table:table-cell>
          <table:table-cell table:style-name="WDL类.A2" office:value-type="string">
            <text:p text:style-name="P132">TODO</text:p>
          </table:table-cell>
          <table:table-cell table:style-name="WDL类.C9" office:value-type="string">
            <text:p text:style-name="P131">TODO</text:p>
          </table:table-cell>
        </table:table-row>
      </table:table>
      <text:p text:style-name="P112"><text:soft-page-break/></text:p>
      <text:p text:style-name="P112">下面用层次图的方式让读者更清楚的了解各个类之间的关系和层次。</text:p>
      <text:p text:style-name="P113"><draw:frame draw:style-name="fr3" draw:name="Object6" text:anchor-type="paragraph" svg:width="8.5in" svg:height="3.8016in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2" text:outline-level="2"><text:bookmark-start text:name="__RefHeading__243_1157848091"/>3.<text:span text:style-name="T104">1</text:span> 模块实现<text:bookmark-end text:name="__RefHeading__243_1157848091"/></text:h>
      <text:p text:style-name="P114">wdl采用了面向对象的组织方式<text:span text:style-name="T103">，因此可以将每个类的实现看作单个模块。本章节将讨论各个模块的具体实现，包括流程数据结构等。以及各个类（模块）之间是如何协作的。</text:span></text:p>
      <text:h text:style-name="Heading_20_3" text:outline-level="3"><text:bookmark-start text:name="__RefHeading__1793_1311238787"/>3.<text:span text:style-name="T104">1</text:span>.1 WlHttper<text:bookmark-end text:name="__RefHeading__1793_1311238787"/></text:h>
      <text:h text:style-name="Heading_20_3" text:outline-level="3"><text:bookmark-start text:name="__RefHeading__1860_1311238787"/>3.<text:span text:style-name="T105">1</text:span>.2 WlHttperMenu<text:bookmark-end text:name="__RefHeading__1860_1311238787"/></text:h>
      <text:h text:style-name="Heading_20_3" text:outline-level="3"><text:bookmark-start text:name="__RefHeading__1862_1311238787"/>3.1.3 WlDownloader<text:bookmark-end text:name="__RefHeading__1862_1311238787"/></text:h>
      <text:h text:style-name="Heading_20_3" text:outline-level="3"><text:bookmark-start text:name="__RefHeading__1864_1311238787"/>3.1.4 WlHttperProperties<text:bookmark-end text:name="__RefHeading__1864_1311238787"/></text:h>
      <text:h text:style-name="Heading_20_3" text:outline-level="3"><text:bookmark-start text:name="__RefHeading__1866_1311238787"/>3.1.5 WlUrlDialog<text:bookmark-end text:name="__RefHeading__1866_1311238787"/></text:h>
      <text:h text:style-name="Heading_20_3" text:outline-level="3"><text:bookmark-start text:name="__RefHeading__1868_1311238787"/>3.1.6 WlDownloadWindow<text:bookmark-end text:name="__RefHeading__1868_1311238787"/></text:h>
      <text:h text:style-name="Heading_20_2" text:outline-level="2"><text:bookmark-start text:name="__RefHeading__245_1157848091"/><text:soft-page-break/>3.<text:span text:style-name="T104">2</text:span> 程序启动<text:bookmark-end text:name="__RefHeading__245_1157848091"/></text:h>
      <text:h text:style-name="Heading_20_2" text:outline-level="2"><text:bookmark-start text:name="__RefHeading__247_1157848091"/>3.<text:span text:style-name="T104">3</text:span> 下载任务<text:bookmark-end text:name="__RefHeading__247_1157848091"/></text:h>
      <text:h text:style-name="Heading_20_2" text:outline-level="2"><text:bookmark-start text:name="__RefHeading__249_1157848091"/>3.<text:span text:style-name="T104">4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/<text:page-count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6T12:55:25.109527166</dc:date>
    <dc:creator>Wiky L</dc:creator>
    <meta:editing-duration>P1DT4H20M27S</meta:editing-duration>
    <meta:editing-cycles>362</meta:editing-cycles>
    <meta:generator>LibreOffice/4.1.3.2$Linux_X86_64 LibreOffice_project/410m0$Build-2</meta:generator>
    <meta:document-statistic meta:table-count="2" meta:image-count="0" meta:object-count="6" meta:page-count="22" meta:paragraph-count="462" meta:word-count="8470" meta:character-count="19147" meta:non-whitespace-character-count="173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651cm" svg:x="1.054cm" svg:y="8.493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02cm" svg:y1="9.382cm" svg:x2="5.426cm" svg:y2="9.382cm">
          <text:p/>
        </draw:line>
        <draw:custom-shape draw:style-name="gr1" draw:text-style-name="P2" draw:layer="layout" svg:width="3.81cm" svg:height="2.54cm" svg:x="5.4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4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5.734cm" svg:y="10.672cm">
          <draw:text-box>
            <text:p><text:span text:style-name="T1">FTP</text:span><text:span text:style-name="T1">服务器</text:span></text:p>
          </draw:text-box>
        </draw:frame>
        <draw:custom-shape draw:style-name="gr1" draw:text-style-name="P2" draw:layer="layout" svg:width="3.81cm" svg:height="2.54cm" svg:x="13.5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3.5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13.759cm" svg:y="10.672cm">
          <draw:text-box>
            <text:p><text:span text:style-name="T1">FTP</text:span><text:span text:style-name="T1">客户端</text:span></text:p>
          </draw:text-box>
        </draw:frame>
        <draw:line draw:style-name="gr2" draw:text-style-name="P1" draw:layer="layout" svg:x1="9.452cm" svg:y1="9.255cm" svg:x2="13.389cm" svg:y2="9.255cm">
          <text:p/>
        </draw:line>
        <draw:line draw:style-name="gr2" draw:text-style-name="P1" draw:layer="layout" svg:x1="9.452cm" svg:y1="6.334cm" svg:x2="13.262cm" svg:y2="6.334cm">
          <text:p/>
        </draw:line>
        <draw:frame draw:style-name="gr4" draw:text-style-name="P4" draw:layer="layout" svg:width="1.975cm" svg:height="0.683cm" svg:x="10.468cm" svg:y="9.509cm">
          <draw:text-box>
            <text:p><text:span text:style-name="T2">数据连接</text:span></text:p>
          </draw:text-box>
        </draw:frame>
        <draw:frame draw:style-name="gr3" draw:text-style-name="P4" draw:layer="layout" svg:width="2.016cm" svg:height="0.683cm" svg:x="10.484cm" svg:y="5.572cm">
          <draw:text-box>
            <text:p><text:span text:style-name="T2">FTP</text:span><text:span text:style-name="T2">请求</text:span></text:p>
          </draw:text-box>
        </draw:frame>
        <draw:frame draw:style-name="gr3" draw:text-style-name="P4" draw:layer="layout" svg:width="2.016cm" svg:height="0.683cm" svg:x="10.484cm" svg:y="6.573cm">
          <draw:text-box>
            <text:p><text:span text:style-name="T2">FTP</text:span><text:span text:style-name="T2">响应</text:span></text:p>
          </draw:text-box>
        </draw:frame>
        <draw:custom-shape draw:style-name="gr1" draw:text-style-name="P2" draw:layer="layout" svg:width="3.81cm" svg:height="2.54cm" svg:x="13.516cm" svg:y="1.381cm">
          <text:p text:style-name="P1"><text:span text:style-name="T1">用户界面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1cm" svg:y1="4.048cm" svg:x2="15.421cm" svg:y2="5.064cm">
          <text:p/>
        </draw:line>
        <draw:custom-shape draw:style-name="gr1" draw:text-style-name="P2" draw:layer="layout" svg:width="2.667cm" svg:height="1.651cm" svg:x="19.087cm" svg:y="8.461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9.509cm" svg:x2="19.034cm" svg:y2="9.509cm">
          <text:p/>
        </draw:line>
        <draw:custom-shape draw:style-name="gr1" draw:text-style-name="P2" draw:layer="layout" svg:width="2.667cm" svg:height="1.651cm" svg:x="19.087cm" svg:y="1.562cm">
          <text:p text:style-name="P1"><text:span text:style-name="T1">用户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2.61cm" svg:x2="19.034cm" svg:y2="2.61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3.716cm" svg:x="1cm" svg:y="1cm">
          <text:p text:style-name="P1">WlDownload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1.43cm" svg:height="10.033cm" svg:x="7.985cm" svg:y="1.381cm">
          <text:p text:style-name="P3">Wl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.217cm" svg:height="0.996cm" svg:x="10.906cm" svg:y="12.557cm">
          <draw:text-box>
            <text:p>窗口菜单、工具栏等</text:p>
          </draw:text-box>
        </draw:frame>
        <draw:custom-shape draw:style-name="gr1" draw:text-style-name="P3" draw:layer="layout" svg:width="7.874cm" svg:height="4.191cm" svg:x="10.906cm" svg:y="1.508cm">
          <text:p text:style-name="P3">WlHtt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7.747cm" svg:height="4.191cm" svg:x="11.033cm" svg:y="7.096cm">
          <text:p text:style-name="P3">WlB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74cm" svg:height="0.831cm" svg:x="14.589cm" svg:y="4.556cm">
          <draw:text-box>
            <text:p><text:span text:style-name="T1">多线程控制等</text:span></text:p>
          </draw:text-box>
        </draw:frame>
        <draw:custom-shape draw:style-name="gr1" draw:text-style-name="P5" draw:layer="layout" svg:width="4.572cm" svg:height="2.159cm" svg:x="14.081cm" svg:y="1.762cm">
          <text:p text:style-name="P5">WlHttper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207cm" svg:height="3.175cm" svg:x="2.397cm" svg:y="10.652cm">
          <text:p text:style-name="P5">WlUrlDi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